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ed1c24"/>
    </style:style>
    <style:style style:name="ce2" style:family="table-cell" style:parent-style-name="Default" style:data-style-name="N61"/>
  </office:automatic-styles>
  <office:body>
    <office:spreadsheet>
      <table:table table:name="Agg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_cuts <text:s text:c="27"/></text:p>
          </table:table-cell>
          <table:table-cell table:style-name="ce1" office:value-type="string" calcext:value-type="string">
            <text:p>A_pre <text:s text:c="14"/></text:p>
          </table:table-cell>
          <table:table-cell table:style-name="ce1" office:value-type="string" calcext:value-type="string">
            <text:p>B_pre <text:s text:c="14"/></text:p>
          </table:table-cell>
          <table:table-cell table:style-name="ce1" office:value-type="string" calcext:value-type="string">
            <text:p>BAU_pre <text:s text:c="12"/></text:p>
          </table:table-cell>
          <table:table-cell table:style-name="ce1" office:value-type="string" calcext:value-type="string">
            <text:p>A_post <text:s text:c="13"/></text:p>
          </table:table-cell>
          <table:table-cell table:style-name="ce1" office:value-type="string" calcext:value-type="string">
            <text:p>B_post <text:s text:c="12"/></text:p>
          </table:table-cell>
          <table:table-cell table:style-name="ce1" office:value-type="string" calcext:value-type="string">
            <text:p>BAU_post <text:s text:c="11"/></text:p>
          </table:table-cell>
          <table:table-cell table:style-name="ce1" office:value-type="string" calcext:value-type="string">
            <text:p>B_lift</text:p>
          </table:table-cell>
          <table:table-cell table:style-name="ce1" office:value-type="string" calcext:value-type="string">
            <text:p>A_lift</text:p>
          </table:table-cell>
          <table:table-cell table:style-name="ce1" office:value-type="string" calcext:value-type="string">
            <text:p>BAU_lift</text:p>
          </table:table-cell>
          <table:table-cell table:style-name="ce1" office:value-type="string" calcext:value-type="string">
            <text:p>group_id <text:s/></text:p>
          </table:table-cell>
          <table:table-cell table:style-name="ce1" office:value-type="string" calcext:value-type="string">
            <text:p>A <text:s text:c="2"/></text:p>
          </table:table-cell>
          <table:table-cell table:style-name="ce1" office:value-type="string" calcext:value-type="string">
            <text:p>B <text:s text:c="3"/></text:p>
          </table:table-cell>
          <table:table-cell table:style-name="ce1" office:value-type="string" calcext:value-type="string">
            <text:p>BAU <text:s/></text:p>
          </table:table-cell>
          <table:table-cell table:style-name="ce1" office:value-type="string" calcext:value-type="string">
            <text:p>prePeriod <text:s text:c="12"/></text:p>
          </table:table-cell>
          <table:table-cell table:style-name="ce1" office:value-type="string" calcext:value-type="string">
            <text:p>postPeriod <text:s text:c="11"/>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255107913967" calcext:value-type="float">
            <text:p>1.26</text:p>
          </table:table-cell>
          <table:table-cell office:value-type="float" office:value="1.19933998738194" calcext:value-type="float">
            <text:p>1.2</text:p>
          </table:table-cell>
          <table:table-cell office:value-type="float" office:value="1.20670823755075" calcext:value-type="float">
            <text:p>1.21</text:p>
          </table:table-cell>
          <table:table-cell office:value-type="float" office:value="1.38646448144227" calcext:value-type="float">
            <text:p>1.39</text:p>
          </table:table-cell>
          <table:table-cell office:value-type="float" office:value="1.14173553191888" calcext:value-type="float">
            <text:p>1.14</text:p>
          </table:table-cell>
          <table:table-cell office:value-type="float" office:value="1.17803141318515" calcext:value-type="float">
            <text:p>1.18</text:p>
          </table:table-cell>
          <table:table-cell office:value-type="float" office:value="-4.8" calcext:value-type="float">
            <text:p>-4.8</text:p>
          </table:table-cell>
          <table:table-cell office:value-type="float" office:value="10.47" calcext:value-type="float">
            <text:p>10.47</text:p>
          </table:table-cell>
          <table:table-cell office:value-type="float" office:value="-2.38" calcext:value-type="float">
            <text:p>-2.3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4944512.58989286" calcext:value-type="float">
            <text:p>4944512.59</text:p>
          </table:table-cell>
          <table:table-cell office:value-type="float" office:value="3655087.95738122" calcext:value-type="float">
            <text:p>3655087.96</text:p>
          </table:table-cell>
          <table:table-cell office:value-type="float" office:value="3825451.1723681" calcext:value-type="float">
            <text:p>3825451.17</text:p>
          </table:table-cell>
          <table:table-cell office:value-type="float" office:value="5113334.27530893" calcext:value-type="float">
            <text:p>5113334.28</text:p>
          </table:table-cell>
          <table:table-cell office:value-type="float" office:value="4254428.94666501" calcext:value-type="float">
            <text:p>4254428.95</text:p>
          </table:table-cell>
          <table:table-cell office:value-type="float" office:value="4381813.65488257" calcext:value-type="float">
            <text:p>4381813.65</text:p>
          </table:table-cell>
          <table:table-cell office:value-type="float" office:value="16.4" calcext:value-type="float">
            <text:p>16.4</text:p>
          </table:table-cell>
          <table:table-cell office:value-type="float" office:value="3.41" calcext:value-type="float">
            <text:p>3.41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148.303633959747" calcext:value-type="float">
            <text:p>148.3</text:p>
          </table:table-cell>
          <table:table-cell office:value-type="float" office:value="81.7306649948732" calcext:value-type="float">
            <text:p>81.73</text:p>
          </table:table-cell>
          <table:table-cell office:value-type="float" office:value="90.5265145064388" calcext:value-type="float">
            <text:p>90.53</text:p>
          </table:table-cell>
          <table:table-cell office:value-type="float" office:value="142.878006541337" calcext:value-type="float">
            <text:p>142.88</text:p>
          </table:table-cell>
          <table:table-cell office:value-type="float" office:value="72.0374892219539" calcext:value-type="float">
            <text:p>72.04</text:p>
          </table:table-cell>
          <table:table-cell office:value-type="float" office:value="82.5438841967742" calcext:value-type="float">
            <text:p>82.54</text:p>
          </table:table-cell>
          <table:table-cell office:value-type="float" office:value="-11.86" calcext:value-type="float">
            <text:p>-11.86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2" office:value-type="float" office:value="17186954.5420842" calcext:value-type="float">
            <text:p>1.72E+07</text:p>
          </table:table-cell>
          <table:table-cell office:value-type="float" office:value="9447036.21333417" calcext:value-type="float">
            <text:p>9447036.21</text:p>
          </table:table-cell>
          <table:table-cell table:style-name="ce2" office:value-type="float" office:value="10343858.7384171" calcext:value-type="float">
            <text:p>1.03E+07</text:p>
          </table:table-cell>
          <table:table-cell table:style-name="ce2" office:value-type="float" office:value="13744762.5607083" calcext:value-type="float">
            <text:p>1.37E+07</text:p>
          </table:table-cell>
          <table:table-cell office:value-type="float" office:value="8334538.45031461" calcext:value-type="float">
            <text:p>8334538.45</text:p>
          </table:table-cell>
          <table:table-cell office:value-type="float" office:value="9139078.76952195" calcext:value-type="float">
            <text:p>9139078.77</text:p>
          </table:table-cell>
          <table:table-cell office:value-type="float" office:value="-11.78" calcext:value-type="float">
            <text:p>-11.78</text:p>
          </table:table-cell>
          <table:table-cell office:value-type="float" office:value="-20.03" calcext:value-type="float">
            <text:p>-20.03</text:p>
          </table:table-cell>
          <table:table-cell office:value-type="float" office:value="-11.65" calcext:value-type="float">
            <text:p>-11.65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46.88" calcext:value-type="float">
            <text:p>46.88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table:number-columns-repeated="3" office:value-type="float" office:value="2.84584173901217" calcext:value-type="float">
            <text:p>2.8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table:number-columns-repeated="3"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.79445565201623" calcext:value-type="float">
            <text:p>3.79</text:p>
          </table:table-cell>
          <table:table-cell table:number-columns-repeated="2"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2422.90246472263" calcext:value-type="float">
            <text:p>2422.9</text:p>
          </table:table-cell>
          <table:table-cell office:value-type="float" office:value="1223.56090081755" calcext:value-type="float">
            <text:p>1223.56</text:p>
          </table:table-cell>
          <table:table-cell office:value-type="float" office:value="1424.09701045273" calcext:value-type="float">
            <text:p>1424.1</text:p>
          </table:table-cell>
          <table:table-cell office:value-type="float" office:value="2389.55844685722" calcext:value-type="float">
            <text:p>2389.56</text:p>
          </table:table-cell>
          <table:table-cell office:value-type="float" office:value="1210.43135299318" calcext:value-type="float">
            <text:p>1210.43</text:p>
          </table:table-cell>
          <table:table-cell office:value-type="float" office:value="1411.53750255004" calcext:value-type="float">
            <text:p>1411.54</text:p>
          </table:table-cell>
          <table:table-cell office:value-type="float" office:value="-1.07" calcext:value-type="float">
            <text:p>-1.07</text:p>
          </table:table-cell>
          <table:table-cell office:value-type="float" office:value="-1.38" calcext:value-type="float">
            <text:p>-1.38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269.31902646657" calcext:value-type="float">
            <text:p>269.32</text:p>
          </table:table-cell>
          <table:table-cell office:value-type="float" office:value="153.066209286756" calcext:value-type="float">
            <text:p>153.07</text:p>
          </table:table-cell>
          <table:table-cell office:value-type="float" office:value="165.660264481236" calcext:value-type="float">
            <text:p>165.66</text:p>
          </table:table-cell>
          <table:table-cell office:value-type="float" office:value="250.434073033071" calcext:value-type="float">
            <text:p>250.43</text:p>
          </table:table-cell>
          <table:table-cell office:value-type="float" office:value="131.857333907564" calcext:value-type="float">
            <text:p>131.86</text:p>
          </table:table-cell>
          <table:table-cell office:value-type="float" office:value="144.189314776617" calcext:value-type="float">
            <text:p>144.19</text:p>
          </table:table-cell>
          <table:table-cell office:value-type="float" office:value="-13.86" calcext:value-type="float">
            <text:p>-13.86</text:p>
          </table:table-cell>
          <table:table-cell office:value-type="float" office:value="-7.01" calcext:value-type="float">
            <text:p>-7.01</text:p>
          </table:table-cell>
          <table:table-cell office:value-type="float" office:value="-12.96" calcext:value-type="float">
            <text:p>-12.96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6200782.13209015" calcext:value-type="float">
            <text:p>6200782.13</text:p>
          </table:table-cell>
          <table:table-cell office:value-type="float" office:value="3007110.17000992" calcext:value-type="float">
            <text:p>3007110.17</text:p>
          </table:table-cell>
          <table:table-cell office:value-type="float" office:value="3315070.17856697" calcext:value-type="float">
            <text:p>3315070.18</text:p>
          </table:table-cell>
          <table:table-cell office:value-type="float" office:value="5404295.48598046" calcext:value-type="float">
            <text:p>5404295.49</text:p>
          </table:table-cell>
          <table:table-cell office:value-type="float" office:value="2925416.97574996" calcext:value-type="float">
            <text:p>2925416.98</text:p>
          </table:table-cell>
          <table:table-cell office:value-type="float" office:value="3242521.81664664" calcext:value-type="float">
            <text:p>3242521.82</text:p>
          </table:table-cell>
          <table:table-cell office:value-type="float" office:value="-2.72" calcext:value-type="float">
            <text:p>-2.72</text:p>
          </table:table-cell>
          <table:table-cell office:value-type="float" office:value="-12.84" calcext:value-type="float">
            <text:p>-12.84</text:p>
          </table:table-cell>
          <table:table-cell office:value-type="float" office:value="-2.19" calcext:value-type="float">
            <text:p>-2.19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2109.5393194044" calcext:value-type="float">
            <text:p>12109.54</text:p>
          </table:table-cell>
          <table:table-cell office:value-type="float" office:value="4843.89005566671" calcext:value-type="float">
            <text:p>4843.89</text:p>
          </table:table-cell>
          <table:table-cell office:value-type="float" office:value="5812.61766170983" calcext:value-type="float">
            <text:p>5812.62</text:p>
          </table:table-cell>
          <table:table-cell office:value-type="float" office:value="18972.2628334371" calcext:value-type="float">
            <text:p>18972.26</text:p>
          </table:table-cell>
          <table:table-cell office:value-type="float" office:value="5691.69723178775" calcext:value-type="float">
            <text:p>5691.7</text:p>
          </table:table-cell>
          <table:table-cell office:value-type="float" office:value="7588.80562578643" calcext:value-type="float">
            <text:p>7588.81</text:p>
          </table:table-cell>
          <table:table-cell office:value-type="float" office:value="17.5" calcext:value-type="float">
            <text:p>17.5</text:p>
          </table:table-cell>
          <table:table-cell office:value-type="float" office:value="56.67" calcext:value-type="float">
            <text:p>56.67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1.6252817179814" calcext:value-type="float">
            <text:p>11.63</text:p>
          </table:table-cell>
          <table:table-cell table:number-columns-repeated="2" office:value-type="float" office:value="8.71896128848609" calcext:value-type="float">
            <text:p>8.72</text:p>
          </table:table-cell>
          <table:table-cell office:value-type="float" office:value="10.4347530430446" calcext:value-type="float">
            <text:p>10.43</text:p>
          </table:table-cell>
          <table:table-cell office:value-type="float" office:value="6.6402973910284" calcext:value-type="float">
            <text:p>6.64</text:p>
          </table:table-cell>
          <table:table-cell office:value-type="float" office:value="7.58891130403246" calcext:value-type="float">
            <text:p>7.59</text:p>
          </table:table-cell>
          <table:table-cell office:value-type="float" office:value="-23.84" calcext:value-type="float">
            <text:p>-23.84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2.96" calcext:value-type="float">
            <text:p>-12.96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753.705764715797" calcext:value-type="float">
            <text:p>753.71</text:p>
          </table:table-cell>
          <table:table-cell office:value-type="float" office:value="342.945810680453" calcext:value-type="float">
            <text:p>342.95</text:p>
          </table:table-cell>
          <table:table-cell office:value-type="float" office:value="385.571843646385" calcext:value-type="float">
            <text:p>385.57</text:p>
          </table:table-cell>
          <table:table-cell office:value-type="float" office:value="697.231226057982" calcext:value-type="float">
            <text:p>697.23</text:p>
          </table:table-cell>
          <table:table-cell office:value-type="float" office:value="305.453679987306" calcext:value-type="float">
            <text:p>305.45</text:p>
          </table:table-cell>
          <table:table-cell office:value-type="float" office:value="350.038533898497" calcext:value-type="float">
            <text:p>350.04</text:p>
          </table:table-cell>
          <table:table-cell office:value-type="float" office:value="-10.93" calcext:value-type="float">
            <text:p>-10.93</text:p>
          </table:table-cell>
          <table:table-cell office:value-type="float" office:value="-7.49" calcext:value-type="float">
            <text:p>-7.49</text:p>
          </table:table-cell>
          <table:table-cell office:value-type="float" office:value="-9.22" calcext:value-type="float">
            <text:p>-9.22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738326.485776384" calcext:value-type="float">
            <text:p>738326.49</text:p>
          </table:table-cell>
          <table:table-cell office:value-type="float" office:value="464512.113682313" calcext:value-type="float">
            <text:p>464512.11</text:p>
          </table:table-cell>
          <table:table-cell office:value-type="float" office:value="491769.489657048" calcext:value-type="float">
            <text:p>491769.49</text:p>
          </table:table-cell>
          <table:table-cell office:value-type="float" office:value="794146.366480042" calcext:value-type="float">
            <text:p>794146.37</text:p>
          </table:table-cell>
          <table:table-cell office:value-type="float" office:value="477911.098692327" calcext:value-type="float">
            <text:p>477911.1</text:p>
          </table:table-cell>
          <table:table-cell office:value-type="float" office:value="522694.807272498" calcext:value-type="float">
            <text:p>522694.81</text:p>
          </table:table-cell>
          <table:table-cell office:value-type="float" office:value="2.88" calcext:value-type="float">
            <text:p>2.88</text:p>
          </table:table-cell>
          <table:table-cell office:value-type="float" office:value="7.56" calcext:value-type="float">
            <text:p>7.56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52.3137677309165" calcext:value-type="float">
            <text:p>52.31</text:p>
          </table:table-cell>
          <table:table-cell office:value-type="float" office:value="37.7821655834397" calcext:value-type="float">
            <text:p>37.78</text:p>
          </table:table-cell>
          <table:table-cell office:value-type="float" office:value="39.7197125364366" calcext:value-type="float">
            <text:p>39.72</text:p>
          </table:table-cell>
          <table:table-cell office:value-type="float" office:value="49.327923476211" calcext:value-type="float">
            <text:p>49.33</text:p>
          </table:table-cell>
          <table:table-cell office:value-type="float" office:value="31.3042591291339" calcext:value-type="float">
            <text:p>31.3</text:p>
          </table:table-cell>
          <table:table-cell office:value-type="float" office:value="34.1501008681461" calcext:value-type="float">
            <text:p>34.15</text:p>
          </table:table-cell>
          <table:table-cell office:value-type="float" office:value="-17.15" calcext:value-type="float">
            <text:p>-17.15</text:p>
          </table:table-cell>
          <table:table-cell office:value-type="float" office:value="-5.71" calcext:value-type="float">
            <text:p>-5.71</text:p>
          </table:table-cell>
          <table:table-cell office:value-type="float" office:value="-14.02" calcext:value-type="float">
            <text:p>-14.02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86232.9798396391" calcext:value-type="float">
            <text:p>86232.98</text:p>
          </table:table-cell>
          <table:table-cell office:value-type="float" office:value="49562.4510576609" calcext:value-type="float">
            <text:p>49562.45</text:p>
          </table:table-cell>
          <table:table-cell office:value-type="float" office:value="53885.5058191876" calcext:value-type="float">
            <text:p>53885.51</text:p>
          </table:table-cell>
          <table:table-cell office:value-type="float" office:value="104061.060826535" calcext:value-type="float">
            <text:p>104061.06</text:p>
          </table:table-cell>
          <table:table-cell office:value-type="float" office:value="51912.7540970601" calcext:value-type="float">
            <text:p>51912.75</text:p>
          </table:table-cell>
          <table:table-cell office:value-type="float" office:value="57248.0907586645" calcext:value-type="float">
            <text:p>57248.09</text:p>
          </table:table-cell>
          <table:table-cell office:value-type="float" office:value="4.74" calcext:value-type="float">
            <text:p>4.74</text:p>
          </table:table-cell>
          <table:table-cell office:value-type="float" office:value="20.67" calcext:value-type="float">
            <text:p>20.67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2" office:value-type="float" office:value="114956540.044974" calcext:value-type="float">
            <text:p>1.15E+08</text:p>
          </table:table-cell>
          <table:table-cell table:style-name="ce2" office:value-type="float" office:value="58230784.0020718" calcext:value-type="float">
            <text:p>5.82E+07</text:p>
          </table:table-cell>
          <table:table-cell table:style-name="ce2" office:value-type="float" office:value="65644232.7897271" calcext:value-type="float">
            <text:p>6.56E+07</text:p>
          </table:table-cell>
          <table:table-cell table:style-name="ce2" office:value-type="float" office:value="83346706.4871818" calcext:value-type="float">
            <text:p>8.33E+07</text:p>
          </table:table-cell>
          <table:table-cell table:style-name="ce2" office:value-type="float" office:value="54446643.818766" calcext:value-type="float">
            <text:p>5.44E+07</text:p>
          </table:table-cell>
          <table:table-cell table:style-name="ce2" office:value-type="float" office:value="55660533.7706553" calcext:value-type="float">
            <text:p>5.57E+07</text:p>
          </table:table-cell>
          <table:table-cell office:value-type="float" office:value="-6.5" calcext:value-type="float">
            <text:p>-6.5</text:p>
          </table:table-cell>
          <table:table-cell office:value-type="float" office:value="-27.5" calcext:value-type="float">
            <text:p>-27.5</text:p>
          </table:table-cell>
          <table:table-cell office:value-type="float" office:value="-15.21" calcext:value-type="float">
            <text:p>-15.21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2537" calcext:value-type="float">
            <text:p>2537</text:p>
          </table:table-cell>
          <table:table-cell office:value-type="float" office:value="14569" calcext:value-type="float">
            <text:p>14569</text:p>
          </table:table-cell>
          <table:table-cell office:value-type="float" office:value="17106" calcext:value-type="float">
            <text:p>1710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</table:table>
      <table:table table:name="Recowise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_cuts <text:s text:c="27"/></text:p>
          </table:table-cell>
          <table:table-cell table:style-name="ce1" office:value-type="string" calcext:value-type="string">
            <text:p>A_pre <text:s text:c="14"/></text:p>
          </table:table-cell>
          <table:table-cell table:style-name="ce1" office:value-type="string" calcext:value-type="string">
            <text:p>B_pre <text:s text:c="14"/></text:p>
          </table:table-cell>
          <table:table-cell table:style-name="ce1" office:value-type="string" calcext:value-type="string">
            <text:p>BAU_pre <text:s text:c="12"/></text:p>
          </table:table-cell>
          <table:table-cell table:style-name="ce1" office:value-type="string" calcext:value-type="string">
            <text:p>A_post <text:s text:c="13"/></text:p>
          </table:table-cell>
          <table:table-cell table:style-name="ce1" office:value-type="string" calcext:value-type="string">
            <text:p>B_post <text:s text:c="13"/></text:p>
          </table:table-cell>
          <table:table-cell table:style-name="ce1" office:value-type="string" calcext:value-type="string">
            <text:p>BAU_post <text:s text:c="11"/></text:p>
          </table:table-cell>
          <table:table-cell table:style-name="ce1" office:value-type="string" calcext:value-type="string">
            <text:p>B_lift</text:p>
          </table:table-cell>
          <table:table-cell table:style-name="ce1" office:value-type="string" calcext:value-type="string">
            <text:p>A_lift</text:p>
          </table:table-cell>
          <table:table-cell table:style-name="ce1" office:value-type="string" calcext:value-type="string">
            <text:p>BAU_lift</text:p>
          </table:table-cell>
          <table:table-cell table:style-name="ce1" office:value-type="string" calcext:value-type="string">
            <text:p>group_id <text:s/></text:p>
          </table:table-cell>
          <table:table-cell table:style-name="ce1" office:value-type="string" calcext:value-type="string">
            <text:p>A <text:s text:c="2"/></text:p>
          </table:table-cell>
          <table:table-cell table:style-name="ce1" office:value-type="string" calcext:value-type="string">
            <text:p>B <text:s text:c="2"/></text:p>
          </table:table-cell>
          <table:table-cell table:style-name="ce1" office:value-type="string" calcext:value-type="string">
            <text:p>BAU </text:p>
          </table:table-cell>
          <table:table-cell table:style-name="ce1" office:value-type="string" calcext:value-type="string">
            <text:p>prePeriod <text:s text:c="12"/></text:p>
          </table:table-cell>
          <table:table-cell table:style-name="ce1" office:value-type="string" calcext:value-type="string">
            <text:p>postPeriod <text:s text:c="11"/></text:p>
          </table:table-cell>
          <table:table-cell table:style-name="ce1" office:value-type="string" calcext:value-type="string">
            <text:p>Reco_event_id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2" office:value-type="float" office:value="13921732.0306983" calcext:value-type="float">
            <text:p>1.39E+07</text:p>
          </table:table-cell>
          <table:table-cell office:value-type="float" office:value="9054301.05362346" calcext:value-type="float">
            <text:p>9054301.05</text:p>
          </table:table-cell>
          <table:table-cell office:value-type="float" office:value="9485713.75980764" calcext:value-type="float">
            <text:p>9485713.76</text:p>
          </table:table-cell>
          <table:table-cell table:style-name="ce2" office:value-type="float" office:value="16139007.6528161" calcext:value-type="float">
            <text:p>1.61E+07</text:p>
          </table:table-cell>
          <table:table-cell office:value-type="float" office:value="9911194.14088628" calcext:value-type="float">
            <text:p>9911194.14</text:p>
          </table:table-cell>
          <table:table-cell table:style-name="ce2" office:value-type="float" office:value="10494120.8895547" calcext:value-type="float">
            <text:p>1.05E+07</text:p>
          </table:table-cell>
          <table:table-cell office:value-type="float" office:value="9.46" calcext:value-type="float">
            <text:p>9.46</text:p>
          </table:table-cell>
          <table:table-cell office:value-type="float" office:value="15.93" calcext:value-type="float">
            <text:p>15.93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2" office:value-type="float" office:value="27914401.133692" calcext:value-type="float">
            <text:p>2.79E+07</text:p>
          </table:table-cell>
          <table:table-cell office:value-type="float" office:value="4792945.01946505" calcext:value-type="float">
            <text:p>4792945.02</text:p>
          </table:table-cell>
          <table:table-cell office:value-type="float" office:value="6574657.2259143" calcext:value-type="float">
            <text:p>6574657.23</text:p>
          </table:table-cell>
          <table:table-cell table:style-name="ce2" office:value-type="float" office:value="26495019.0374686" calcext:value-type="float">
            <text:p>2.65E+07</text:p>
          </table:table-cell>
          <table:table-cell office:value-type="float" office:value="3210007.99298506" calcext:value-type="float">
            <text:p>3210007.99</text:p>
          </table:table-cell>
          <table:table-cell office:value-type="float" office:value="4826239.59090724" calcext:value-type="float">
            <text:p>4826239.59</text:p>
          </table:table-cell>
          <table:table-cell office:value-type="float" office:value="-33.03" calcext:value-type="float">
            <text:p>-33.03</text:p>
          </table:table-cell>
          <table:table-cell office:value-type="float" office:value="-5.08" calcext:value-type="float">
            <text:p>-5.08</text:p>
          </table:table-cell>
          <table:table-cell office:value-type="float" office:value="-26.59" calcext:value-type="float">
            <text:p>-26.59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30911300291085" calcext:value-type="float">
            <text:p>1.31</text:p>
          </table:table-cell>
          <table:table-cell office:value-type="float" office:value="0.999300166212029" calcext:value-type="float">
            <text:p>1</text:p>
          </table:table-cell>
          <table:table-cell office:value-type="float" office:value="1.11565926981014" calcext:value-type="float">
            <text:p>1.12</text:p>
          </table:table-cell>
          <table:table-cell office:value-type="float" office:value="1.35740098962893" calcext:value-type="float">
            <text:p>1.36</text:p>
          </table:table-cell>
          <table:table-cell office:value-type="float" office:value="0.992083286696778" calcext:value-type="float">
            <text:p>0.99</text:p>
          </table:table-cell>
          <table:table-cell office:value-type="float" office:value="1.11258927488539" calcext:value-type="float">
            <text:p>1.11</text:p>
          </table:table-cell>
          <table:table-cell office:value-type="float" office:value="-0.72" calcext:value-type="float">
            <text:p>-0.72</text:p>
          </table:table-cell>
          <table:table-cell office:value-type="float" office:value="3.69" calcext:value-type="float">
            <text:p>3.69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1221157.82921849" calcext:value-type="float">
            <text:p>1221157.83</text:p>
          </table:table-cell>
          <table:table-cell office:value-type="float" office:value="8732.61650260826" calcext:value-type="float">
            <text:p>8732.62</text:p>
          </table:table-cell>
          <table:table-cell office:value-type="float" office:value="216143.725332012" calcext:value-type="float">
            <text:p>216143.73</text:p>
          </table:table-cell>
          <table:table-cell office:value-type="float" office:value="1044722.76915038" calcext:value-type="float">
            <text:p>1044722.77</text:p>
          </table:table-cell>
          <table:table-cell office:value-type="float" office:value="16434.1590385682" calcext:value-type="float">
            <text:p>16434.16</text:p>
          </table:table-cell>
          <table:table-cell office:value-type="float" office:value="272623.259112899" calcext:value-type="float">
            <text:p>272623.26</text:p>
          </table:table-cell>
          <table:table-cell office:value-type="float" office:value="88.19" calcext:value-type="float">
            <text:p>88.19</text:p>
          </table:table-cell>
          <table:table-cell office:value-type="float" office:value="-14.45" calcext:value-type="float">
            <text:p>-14.45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0.968773476498452" calcext:value-type="float">
            <text:p>0.97</text:p>
          </table:table-cell>
          <table:table-cell office:value-type="float" office:value="0.969049244638647" calcext:value-type="float">
            <text:p>0.97</text:p>
          </table:table-cell>
          <table:table-cell office:value-type="float" office:value="0.969002068635428" calcext:value-type="float">
            <text:p>0.97</text:p>
          </table:table-cell>
          <table:table-cell office:value-type="float" office:value="1.23942985713669" calcext:value-type="float">
            <text:p>1.24</text:p>
          </table:table-cell>
          <table:table-cell office:value-type="float" office:value="0.951677251797396" calcext:value-type="float">
            <text:p>0.95</text:p>
          </table:table-cell>
          <table:table-cell office:value-type="float" office:value="1.02336829289324" calcext:value-type="float">
            <text:p>1.02</text:p>
          </table:table-cell>
          <table:table-cell office:value-type="float" office:value="-1.79" calcext:value-type="float">
            <text:p>-1.79</text:p>
          </table:table-cell>
          <table:table-cell office:value-type="float" office:value="27.94" calcext:value-type="float">
            <text:p>27.94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64913347526073" calcext:value-type="float">
            <text:p>1.65</text:p>
          </table:table-cell>
          <table:table-cell office:value-type="float" office:value="1.10584658789594" calcext:value-type="float">
            <text:p>1.11</text:p>
          </table:table-cell>
          <table:table-cell office:value-type="float" office:value="1.14771163627523" calcext:value-type="float">
            <text:p>1.15</text:p>
          </table:table-cell>
          <table:table-cell office:value-type="float" office:value="1.88068223450223" calcext:value-type="float">
            <text:p>1.88</text:p>
          </table:table-cell>
          <table:table-cell office:value-type="float" office:value="1.04117164519223" calcext:value-type="float">
            <text:p>1.04</text:p>
          </table:table-cell>
          <table:table-cell office:value-type="float" office:value="1.09944275954304" calcext:value-type="float">
            <text:p>1.1</text:p>
          </table:table-cell>
          <table:table-cell office:value-type="float" office:value="-5.85" calcext:value-type="float">
            <text:p>-5.85</text:p>
          </table:table-cell>
          <table:table-cell office:value-type="float" office:value="14.04" calcext:value-type="float">
            <text:p>14.04</text:p>
          </table:table-cell>
          <table:table-cell office:value-type="float" office:value="-4.21" calcext:value-type="float">
            <text:p>-4.21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61462246083076" calcext:value-type="float">
            <text:p>1.61</text:p>
          </table:table-cell>
          <table:table-cell office:value-type="float" office:value="1.42160553683148" calcext:value-type="float">
            <text:p>1.42</text:p>
          </table:table-cell>
          <table:table-cell office:value-type="float" office:value="1.43871311450727" calcext:value-type="float">
            <text:p>1.44</text:p>
          </table:table-cell>
          <table:table-cell office:value-type="float" office:value="1.56486674699939" calcext:value-type="float">
            <text:p>1.56</text:p>
          </table:table-cell>
          <table:table-cell office:value-type="float" office:value="1.31947905085188" calcext:value-type="float">
            <text:p>1.32</text:p>
          </table:table-cell>
          <table:table-cell office:value-type="float" office:value="1.34244747333346" calcext:value-type="float">
            <text:p>1.34</text:p>
          </table:table-cell>
          <table:table-cell office:value-type="float" office:value="-7.18" calcext:value-type="float">
            <text:p>-7.18</text:p>
          </table:table-cell>
          <table:table-cell office:value-type="float" office:value="-3.08" calcext:value-type="float">
            <text:p>-3.08</text:p>
          </table:table-cell>
          <table:table-cell office:value-type="float" office:value="-6.69" calcext:value-type="float">
            <text:p>-6.69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1894231.5439152" calcext:value-type="float">
            <text:p>1894231.54</text:p>
          </table:table-cell>
          <table:table-cell office:value-type="float" office:value="2293866.58070349" calcext:value-type="float">
            <text:p>2293866.58</text:p>
          </table:table-cell>
          <table:table-cell office:value-type="float" office:value="2286936.49336034" calcext:value-type="float">
            <text:p>2286936.49</text:p>
          </table:table-cell>
          <table:table-cell office:value-type="float" office:value="2373029.7671748" calcext:value-type="float">
            <text:p>2373029.77</text:p>
          </table:table-cell>
          <table:table-cell office:value-type="float" office:value="3682686.90547548" calcext:value-type="float">
            <text:p>3682686.91</text:p>
          </table:table-cell>
          <table:table-cell office:value-type="float" office:value="3660652.29470566" calcext:value-type="float">
            <text:p>3660652.29</text:p>
          </table:table-cell>
          <table:table-cell office:value-type="float" office:value="60.54" calcext:value-type="float">
            <text:p>60.54</text:p>
          </table:table-cell>
          <table:table-cell office:value-type="float" office:value="25.28" calcext:value-type="float">
            <text:p>25.28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40567131884089" calcext:value-type="float">
            <text:p>1.41</text:p>
          </table:table-cell>
          <table:table-cell office:value-type="float" office:value="1.35561243562621" calcext:value-type="float">
            <text:p>1.36</text:p>
          </table:table-cell>
          <table:table-cell office:value-type="float" office:value="1.35648050874554" calcext:value-type="float">
            <text:p>1.36</text:p>
          </table:table-cell>
          <table:table-cell office:value-type="float" office:value="2.15594071137286" calcext:value-type="float">
            <text:p>2.16</text:p>
          </table:table-cell>
          <table:table-cell office:value-type="float" office:value="1.27652618971454" calcext:value-type="float">
            <text:p>1.28</text:p>
          </table:table-cell>
          <table:table-cell office:value-type="float" office:value="1.2913220902013" calcext:value-type="float">
            <text:p>1.29</text:p>
          </table:table-cell>
          <table:table-cell office:value-type="float" office:value="-5.83" calcext:value-type="float">
            <text:p>-5.83</text:p>
          </table:table-cell>
          <table:table-cell office:value-type="float" office:value="53.37" calcext:value-type="float">
            <text:p>53.37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349931.714303279" calcext:value-type="float">
            <text:p>349931.71</text:p>
          </table:table-cell>
          <table:table-cell office:value-type="float" office:value="1310534.79887059" calcext:value-type="float">
            <text:p>1310534.8</text:p>
          </table:table-cell>
          <table:table-cell office:value-type="float" office:value="949752.73759502" calcext:value-type="float">
            <text:p>949752.74</text:p>
          </table:table-cell>
          <table:table-cell office:value-type="float" office:value="545936.674398936" calcext:value-type="float">
            <text:p>545936.67</text:p>
          </table:table-cell>
          <table:table-cell office:value-type="float" office:value="2392253.63061798" calcext:value-type="float">
            <text:p>2392253.63</text:p>
          </table:table-cell>
          <table:table-cell office:value-type="float" office:value="1783215.94223666" calcext:value-type="float">
            <text:p>1783215.94</text:p>
          </table:table-cell>
          <table:table-cell office:value-type="float" office:value="82.54" calcext:value-type="float">
            <text:p>82.54</text:p>
          </table:table-cell>
          <table:table-cell office:value-type="float" office:value="56.01" calcext:value-type="float">
            <text:p>56.01</text:p>
          </table:table-cell>
          <table:table-cell office:value-type="float" office:value="87.76" calcext:value-type="float">
            <text:p>87.76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30.4502206654438" calcext:value-type="float">
            <text:p>30.45</text:p>
          </table:table-cell>
          <table:table-cell office:value-type="float" office:value="1.67887643749576" calcext:value-type="float">
            <text:p>1.68</text:p>
          </table:table-cell>
          <table:table-cell office:value-type="float" office:value="6.60082654727923" calcext:value-type="float">
            <text:p>6.6</text:p>
          </table:table-cell>
          <table:table-cell office:value-type="float" office:value="27.1420520980293" calcext:value-type="float">
            <text:p>27.14</text:p>
          </table:table-cell>
          <table:table-cell office:value-type="float" office:value="1.75376145918673" calcext:value-type="float">
            <text:p>1.75</text:p>
          </table:table-cell>
          <table:table-cell office:value-type="float" office:value="8.07903168704951" calcext:value-type="float">
            <text:p>8.08</text:p>
          </table:table-cell>
          <table:table-cell office:value-type="float" office:value="4.46" calcext:value-type="float">
            <text:p>4.46</text:p>
          </table:table-cell>
          <table:table-cell office:value-type="float" office:value="-10.86" calcext:value-type="float">
            <text:p>-10.86</text:p>
          </table:table-cell>
          <table:table-cell office:value-type="float" office:value="22.39" calcext:value-type="float">
            <text:p>22.39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316.337818554946" calcext:value-type="float">
            <text:p>316.34</text:p>
          </table:table-cell>
          <table:table-cell office:value-type="float" office:value="169.818148860293" calcext:value-type="float">
            <text:p>169.82</text:p>
          </table:table-cell>
          <table:table-cell office:value-type="float" office:value="181.108782230881" calcext:value-type="float">
            <text:p>181.11</text:p>
          </table:table-cell>
          <table:table-cell office:value-type="float" office:value="345.664982543775" calcext:value-type="float">
            <text:p>345.66</text:p>
          </table:table-cell>
          <table:table-cell office:value-type="float" office:value="108.016107566687" calcext:value-type="float">
            <text:p>108.02</text:p>
          </table:table-cell>
          <table:table-cell office:value-type="float" office:value="124.511509703918" calcext:value-type="float">
            <text:p>124.51</text:p>
          </table:table-cell>
          <table:table-cell office:value-type="float" office:value="-36.39" calcext:value-type="float">
            <text:p>-36.39</text:p>
          </table:table-cell>
          <table:table-cell office:value-type="float" office:value="9.27" calcext:value-type="float">
            <text:p>9.27</text:p>
          </table:table-cell>
          <table:table-cell office:value-type="float" office:value="-31.25" calcext:value-type="float">
            <text:p>-31.25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19.2232123734162" calcext:value-type="float">
            <text:p>19.22</text:p>
          </table:table-cell>
          <table:table-cell office:value-type="float" office:value="48.0624772663937" calcext:value-type="float">
            <text:p>48.06</text:p>
          </table:table-cell>
          <table:table-cell office:value-type="float" office:value="37.2310635421214" calcext:value-type="float">
            <text:p>37.23</text:p>
          </table:table-cell>
          <table:table-cell office:value-type="float" office:value="19.7699115803248" calcext:value-type="float">
            <text:p>19.77</text:p>
          </table:table-cell>
          <table:table-cell office:value-type="float" office:value="48.1016664667179" calcext:value-type="float">
            <text:p>48.1</text:p>
          </table:table-cell>
          <table:table-cell office:value-type="float" office:value="38.7559761475808" calcext:value-type="float">
            <text:p>38.76</text:p>
          </table:table-cell>
          <table:table-cell office:value-type="float" office:value="0.08" calcext:value-type="float">
            <text:p>0.08</text:p>
          </table:table-cell>
          <table:table-cell office:value-type="float" office:value="2.84" calcext:value-type="float">
            <text:p>2.8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631.283551999932" calcext:value-type="float">
            <text:p>631.28</text:p>
          </table:table-cell>
          <table:table-cell office:value-type="float" office:value="150.754791742335" calcext:value-type="float">
            <text:p>150.75</text:p>
          </table:table-cell>
          <table:table-cell office:value-type="float" office:value="193.345269930614" calcext:value-type="float">
            <text:p>193.35</text:p>
          </table:table-cell>
          <table:table-cell office:value-type="float" office:value="616.876011018478" calcext:value-type="float">
            <text:p>616.88</text:p>
          </table:table-cell>
          <table:table-cell office:value-type="float" office:value="128.140340446936" calcext:value-type="float">
            <text:p>128.14</text:p>
          </table:table-cell>
          <table:table-cell office:value-type="float" office:value="173.886266341927" calcext:value-type="float">
            <text:p>173.89</text:p>
          </table:table-cell>
          <table:table-cell office:value-type="float" office:value="-15" calcext:value-type="float">
            <text:p>-15</text:p>
          </table:table-cell>
          <table:table-cell office:value-type="float" office:value="-2.28" calcext:value-type="float">
            <text:p>-2.28</text:p>
          </table:table-cell>
          <table:table-cell office:value-type="float" office:value="-10.06" calcext:value-type="float">
            <text:p>-10.06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2" office:value-type="float" office:value="140357854.467741" calcext:value-type="float">
            <text:p>1.40E+08</text:p>
          </table:table-cell>
          <table:table-cell table:style-name="ce2" office:value-type="float" office:value="17713180.1848497" calcext:value-type="float">
            <text:p>1.77E+07</text:p>
          </table:table-cell>
          <table:table-cell table:style-name="ce2" office:value-type="float" office:value="22411650.3142112" calcext:value-type="float">
            <text:p>2.24E+07</text:p>
          </table:table-cell>
          <table:table-cell table:style-name="ce2" office:value-type="float" office:value="142805888.119319" calcext:value-type="float">
            <text:p>1.43E+08</text:p>
          </table:table-cell>
          <table:table-cell table:style-name="ce2" office:value-type="float" office:value="10156437.613437" calcext:value-type="float">
            <text:p>1.02E+07</text:p>
          </table:table-cell>
          <table:table-cell table:style-name="ce2" office:value-type="float" office:value="14239846.2617585" calcext:value-type="float">
            <text:p>1.42E+07</text:p>
          </table:table-cell>
          <table:table-cell office:value-type="float" office:value="-42.66" calcext:value-type="float">
            <text:p>-42.66</text:p>
          </table:table-cell>
          <table:table-cell office:value-type="float" office:value="1.74" calcext:value-type="float">
            <text:p>1.74</text:p>
          </table:table-cell>
          <table:table-cell office:value-type="float" office:value="-36.46" calcext:value-type="float">
            <text:p>-36.46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51.5539453964079" calcext:value-type="float">
            <text:p>51.55</text:p>
          </table:table-cell>
          <table:table-cell office:value-type="float" office:value="66.4266854243634" calcext:value-type="float">
            <text:p>66.43</text:p>
          </table:table-cell>
          <table:table-cell office:value-type="float" office:value="66.1687766377514" calcext:value-type="float">
            <text:p>66.17</text:p>
          </table:table-cell>
          <table:table-cell office:value-type="float" office:value="51.9667949069314" calcext:value-type="float">
            <text:p>51.97</text:p>
          </table:table-cell>
          <table:table-cell office:value-type="float" office:value="68.0871030290149" calcext:value-type="float">
            <text:p>68.09</text:p>
          </table:table-cell>
          <table:table-cell office:value-type="float" office:value="67.8158834062818" calcext:value-type="float">
            <text:p>67.82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2" office:value-type="float" office:value="66737056.4020468" calcext:value-type="float">
            <text:p>6.67E+07</text:p>
          </table:table-cell>
          <table:table-cell table:style-name="ce2" office:value-type="float" office:value="30132471.9573745" calcext:value-type="float">
            <text:p>3.01E+07</text:p>
          </table:table-cell>
          <table:table-cell table:style-name="ce2" office:value-type="float" office:value="33346501.0341494" calcext:value-type="float">
            <text:p>3.33E+07</text:p>
          </table:table-cell>
          <table:table-cell table:style-name="ce2" office:value-type="float" office:value="40861125.7267607" calcext:value-type="float">
            <text:p>4.09E+07</text:p>
          </table:table-cell>
          <table:table-cell table:style-name="ce2" office:value-type="float" office:value="23846293.7793114" calcext:value-type="float">
            <text:p>2.38E+07</text:p>
          </table:table-cell>
          <table:table-cell table:style-name="ce2" office:value-type="float" office:value="26156417.0034794" calcext:value-type="float">
            <text:p>2.62E+07</text:p>
          </table:table-cell>
          <table:table-cell office:value-type="float" office:value="-20.86" calcext:value-type="float">
            <text:p>-20.86</text:p>
          </table:table-cell>
          <table:table-cell office:value-type="float" office:value="-38.77" calcext:value-type="float">
            <text:p>-38.77</text:p>
          </table:table-cell>
          <table:table-cell office:value-type="float" office:value="-21.56" calcext:value-type="float">
            <text:p>-21.56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2" office:value-type="float" office:value="29083892.7431763" calcext:value-type="float">
            <text:p>2.91E+07</text:p>
          </table:table-cell>
          <table:table-cell table:style-name="ce2" office:value-type="float" office:value="11680282.1851947" calcext:value-type="float">
            <text:p>1.17E+07</text:p>
          </table:table-cell>
          <table:table-cell table:style-name="ce2" office:value-type="float" office:value="14039455.7177478" calcext:value-type="float">
            <text:p>1.40E+07</text:p>
          </table:table-cell>
          <table:table-cell table:style-name="ce2" office:value-type="float" office:value="23946593.7153478" calcext:value-type="float">
            <text:p>2.39E+07</text:p>
          </table:table-cell>
          <table:table-cell office:value-type="float" office:value="7760865.50456739" calcext:value-type="float">
            <text:p>7760865.5</text:p>
          </table:table-cell>
          <table:table-cell office:value-type="float" office:value="9382962.9955006" calcext:value-type="float">
            <text:p>9382963</text:p>
          </table:table-cell>
          <table:table-cell office:value-type="float" office:value="-33.56" calcext:value-type="float">
            <text:p>-33.56</text:p>
          </table:table-cell>
          <table:table-cell office:value-type="float" office:value="-17.66" calcext:value-type="float">
            <text:p>-17.66</text:p>
          </table:table-cell>
          <table:table-cell office:value-type="float" office:value="-33.17" calcext:value-type="float">
            <text:p>-33.17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95.84" calcext:value-type="float">
            <text:p>95.84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95.84" calcext:value-type="float">
            <text:p>95.84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0.968773476498454" calcext:value-type="float">
            <text:p>0.97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46.88" calcext:value-type="float">
            <text:p>46.88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0.968773476498454" calcext:value-type="float">
            <text:p>0.97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193.76" calcext:value-type="float">
            <text:p>193.76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2.90632042949536" calcext:value-type="float">
            <text:p>2.91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2.90632042949536" calcext:value-type="float">
            <text:p>2.91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2.84584173901217" calcext:value-type="float">
            <text:p>2.8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-51.04" calcext:value-type="float">
            <text:p>-51.04</text:p>
          </table:table-cell>
          <table:table-cell table:number-columns-repeated="2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-34.72" calcext:value-type="float">
            <text:p>-34.72</text:p>
          </table:table-cell>
          <table:table-cell table:number-columns-repeated="2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3.79445565201623" calcext:value-type="float">
            <text:p>3.79</text:p>
          </table:table-cell>
          <table:table-cell table:number-columns-repeated="2" office:value-type="float" office:value="2.84584173901217" calcext:value-type="float">
            <text:p>2.8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table:number-columns-repeated="3"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46.88" calcext:value-type="float">
            <text:p>46.88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3.79445565201623" calcext:value-type="float">
            <text:p>3.79</text:p>
          </table:table-cell>
          <table:table-cell table:number-columns-repeated="2" office:value-type="float" office:value="2.84584173901217" calcext:value-type="float">
            <text:p>2.8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2" office:value-type="float" office:value="14967061.0290306" calcext:value-type="float">
            <text:p>1.50E+07</text:p>
          </table:table-cell>
          <table:table-cell office:value-type="float" office:value="6236432.41476121" calcext:value-type="float">
            <text:p>6236432.41</text:p>
          </table:table-cell>
          <table:table-cell office:value-type="float" office:value="6285456.90590737" calcext:value-type="float">
            <text:p>6285456.91</text:p>
          </table:table-cell>
          <table:table-cell table:style-name="ce2" office:value-type="float" office:value="13831238.3602126" calcext:value-type="float">
            <text:p>1.38E+07</text:p>
          </table:table-cell>
          <table:table-cell office:value-type="float" office:value="8286754.90780198" calcext:value-type="float">
            <text:p>8286754.91</text:p>
          </table:table-cell>
          <table:table-cell office:value-type="float" office:value="8352577.56715099" calcext:value-type="float">
            <text:p>8352577.57</text:p>
          </table:table-cell>
          <table:table-cell office:value-type="float" office:value="32.88" calcext:value-type="float">
            <text:p>32.88</text:p>
          </table:table-cell>
          <table:table-cell office:value-type="float" office:value="-7.59" calcext:value-type="float">
            <text:p>-7.59</text:p>
          </table:table-cell>
          <table:table-cell office:value-type="float" office:value="32.89" calcext:value-type="float">
            <text:p>32.89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46.88" calcext:value-type="float">
            <text:p>46.88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4584173901217" calcext:value-type="float">
            <text:p>2.85</text:p>
          </table:table-cell>
          <table:table-cell table:number-columns-repeated="2"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46.88" calcext:value-type="float">
            <text:p>46.88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15.5003756239753" calcext:value-type="float">
            <text:p>15.5</text:p>
          </table:table-cell>
          <table:table-cell office:value-type="float" office:value="46.5011268719258" calcext:value-type="float">
            <text:p>46.5</text:p>
          </table:table-cell>
          <table:table-cell office:value-type="float" office:value="33.9070716774459" calcext:value-type="float">
            <text:p>33.91</text:p>
          </table:table-cell>
          <table:table-cell office:value-type="float" office:value="15.1778226080649" calcext:value-type="float">
            <text:p>15.18</text:p>
          </table:table-cell>
          <table:table-cell office:value-type="float" office:value="38.8931704331664" calcext:value-type="float">
            <text:p>38.89</text:p>
          </table:table-cell>
          <table:table-cell office:value-type="float" office:value="31.3042591291339" calcext:value-type="float">
            <text:p>31.3</text:p>
          </table:table-cell>
          <table:table-cell office:value-type="float" office:value="-16.36" calcext:value-type="float">
            <text:p>-16.36</text:p>
          </table:table-cell>
          <table:table-cell office:value-type="float" office:value="-2.08" calcext:value-type="float">
            <text:p>-2.08</text:p>
          </table:table-cell>
          <table:table-cell office:value-type="float" office:value="-7.68" calcext:value-type="float">
            <text:p>-7.6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24.2193369124613" calcext:value-type="float">
            <text:p>24.22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1.8181199990933" calcext:value-type="float">
            <text:p>21.82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-2.08" calcext:value-type="float">
            <text:p>-2.08</text:p>
          </table:table-cell>
          <table:table-cell office:value-type="float" office:value="-9.91" calcext:value-type="float">
            <text:p>-9.91</text:p>
          </table:table-cell>
          <table:table-cell office:value-type="float" office:value="46.88" calcext:value-type="float">
            <text:p>46.8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2101467.05812098" calcext:value-type="float">
            <text:p>2101467.06</text:p>
          </table:table-cell>
          <table:table-cell office:value-type="float" office:value="16953.5226634037" calcext:value-type="float">
            <text:p>16953.52</text:p>
          </table:table-cell>
          <table:table-cell office:value-type="float" office:value="48433.345570802" calcext:value-type="float">
            <text:p>48433.35</text:p>
          </table:table-cell>
          <table:table-cell office:value-type="float" office:value="1808188.31544529" calcext:value-type="float">
            <text:p>1808188.32</text:p>
          </table:table-cell>
          <table:table-cell office:value-type="float" office:value="18972.2855549221" calcext:value-type="float">
            <text:p>18972.29</text:p>
          </table:table-cell>
          <table:table-cell office:value-type="float" office:value="165022.915826099" calcext:value-type="float">
            <text:p>165022.92</text:p>
          </table:table-cell>
          <table:table-cell office:value-type="float" office:value="11.91" calcext:value-type="float">
            <text:p>11.91</text:p>
          </table:table-cell>
          <table:table-cell office:value-type="float" office:value="-13.96" calcext:value-type="float">
            <text:p>-13.96</text:p>
          </table:table-cell>
          <table:table-cell office:value-type="float" office:value="240.72" calcext:value-type="float">
            <text:p>240.72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6.6402973910284" calcext:value-type="float">
            <text:p>6.64</text:p>
          </table:table-cell>
          <table:table-cell office:value-type="float" office:value="0.948613913004057" calcext:value-type="float">
            <text:p>0.95</text:p>
          </table:table-cell>
          <table:table-cell office:value-type="float" office:value="1.89722782600811" calcext:value-type="float">
            <text:p>1.9</text:p>
          </table:table-cell>
          <table:table-cell office:value-type="float" office:value="-2.08" calcext:value-type="float">
            <text:p>-2.08</text:p>
          </table:table-cell>
          <table:table-cell office:value-type="float" office:value="71.36" calcext:value-type="float">
            <text:p>71.36</text:p>
          </table:table-cell>
          <table:table-cell office:value-type="float" office:value="95.84" calcext:value-type="float">
            <text:p>95.84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122.065458038805" calcext:value-type="float">
            <text:p>122.07</text:p>
          </table:table-cell>
          <table:table-cell office:value-type="float" office:value="3.87509390599382" calcext:value-type="float">
            <text:p>3.88</text:p>
          </table:table-cell>
          <table:table-cell office:value-type="float" office:value="19.3754695299691" calcext:value-type="float">
            <text:p>19.38</text:p>
          </table:table-cell>
          <table:table-cell office:value-type="float" office:value="112.885055647483" calcext:value-type="float">
            <text:p>112.89</text:p>
          </table:table-cell>
          <table:table-cell office:value-type="float" office:value="4.74306956502029" calcext:value-type="float">
            <text:p>4.74</text:p>
          </table:table-cell>
          <table:table-cell office:value-type="float" office:value="31.3042591291339" calcext:value-type="float">
            <text:p>31.3</text:p>
          </table:table-cell>
          <table:table-cell office:value-type="float" office:value="22.4" calcext:value-type="float">
            <text:p>22.4</text:p>
          </table:table-cell>
          <table:table-cell office:value-type="float" office:value="-7.52" calcext:value-type="float">
            <text:p>-7.52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1879113.56954301" calcext:value-type="float">
            <text:p>1879113.57</text:p>
          </table:table-cell>
          <table:table-cell office:value-type="float" office:value="157767.909161572" calcext:value-type="float">
            <text:p>157767.91</text:p>
          </table:table-cell>
          <table:table-cell office:value-type="float" office:value="186919.998422994" calcext:value-type="float">
            <text:p>186920</text:p>
          </table:table-cell>
          <table:table-cell office:value-type="float" office:value="1677910.2339801" calcext:value-type="float">
            <text:p>1677910.23</text:p>
          </table:table-cell>
          <table:table-cell office:value-type="float" office:value="109574.630244577" calcext:value-type="float">
            <text:p>109574.63</text:p>
          </table:table-cell>
          <table:table-cell office:value-type="float" office:value="133457.171271845" calcext:value-type="float">
            <text:p>133457.17</text:p>
          </table:table-cell>
          <table:table-cell office:value-type="float" office:value="-30.55" calcext:value-type="float">
            <text:p>-30.55</text:p>
          </table:table-cell>
          <table:table-cell office:value-type="float" office:value="-10.71" calcext:value-type="float">
            <text:p>-10.71</text:p>
          </table:table-cell>
          <table:table-cell office:value-type="float" office:value="-28.6" calcext:value-type="float">
            <text:p>-28.6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9131747.4806862" calcext:value-type="float">
            <text:p>9131747.48</text:p>
          </table:table-cell>
          <table:table-cell office:value-type="float" office:value="1257437.45613048" calcext:value-type="float">
            <text:p>1257437.46</text:p>
          </table:table-cell>
          <table:table-cell office:value-type="float" office:value="1568498.36444966" calcext:value-type="float">
            <text:p>1568498.36</text:p>
          </table:table-cell>
          <table:table-cell table:style-name="ce2" office:value-type="float" office:value="11115373.2587313" calcext:value-type="float">
            <text:p>1.11E+07</text:p>
          </table:table-cell>
          <table:table-cell office:value-type="float" office:value="721202.699639595" calcext:value-type="float">
            <text:p>721202.7</text:p>
          </table:table-cell>
          <table:table-cell office:value-type="float" office:value="950955.836780507" calcext:value-type="float">
            <text:p>950955.84</text:p>
          </table:table-cell>
          <table:table-cell office:value-type="float" office:value="-42.65" calcext:value-type="float">
            <text:p>-42.65</text:p>
          </table:table-cell>
          <table:table-cell office:value-type="float" office:value="21.72" calcext:value-type="float">
            <text:p>21.72</text:p>
          </table:table-cell>
          <table:table-cell office:value-type="float" office:value="-39.37" calcext:value-type="float">
            <text:p>-39.37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9.3754695299691" calcext:value-type="float">
            <text:p>19.38</text:p>
          </table:table-cell>
          <table:table-cell table:number-columns-repeated="2" office:value-type="float" office:value="15.5003756239753" calcext:value-type="float">
            <text:p>15.5</text:p>
          </table:table-cell>
          <table:table-cell office:value-type="float" office:value="18.9722782600811" calcext:value-type="float">
            <text:p>18.97</text:p>
          </table:table-cell>
          <table:table-cell table:number-columns-repeated="2" office:value-type="float" office:value="13.2805947820568" calcext:value-type="float">
            <text:p>13.28</text:p>
          </table:table-cell>
          <table:table-cell office:value-type="float" office:value="-14.32" calcext:value-type="float">
            <text:p>-14.32</text:p>
          </table:table-cell>
          <table:table-cell office:value-type="float" office:value="-2.08" calcext:value-type="float">
            <text:p>-2.08</text:p>
          </table:table-cell>
          <table:table-cell office:value-type="float" office:value="-14.32" calcext:value-type="float">
            <text:p>-14.32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4531.7295204572" calcext:value-type="float">
            <text:p>14531.73</text:p>
          </table:table-cell>
          <table:table-cell office:value-type="float" office:value="48303.0455382129" calcext:value-type="float">
            <text:p>48303.05</text:p>
          </table:table-cell>
          <table:table-cell office:value-type="float" office:value="26808.9168538155" calcext:value-type="float">
            <text:p>26808.92</text:p>
          </table:table-cell>
          <table:table-cell office:value-type="float" office:value="14229.2834519083" calcext:value-type="float">
            <text:p>14229.28</text:p>
          </table:table-cell>
          <table:table-cell office:value-type="float" office:value="41078.3025817712" calcext:value-type="float">
            <text:p>41078.3</text:p>
          </table:table-cell>
          <table:table-cell office:value-type="float" office:value="24554.6814153274" calcext:value-type="float">
            <text:p>24554.68</text:p>
          </table:table-cell>
          <table:table-cell office:value-type="float" office:value="-14.96" calcext:value-type="float">
            <text:p>-14.96</text:p>
          </table:table-cell>
          <table:table-cell office:value-type="float" office:value="-2.08" calcext:value-type="float">
            <text:p>-2.08</text:p>
          </table:table-cell>
          <table:table-cell office:value-type="float" office:value="-8.41" calcext:value-type="float">
            <text:p>-8.4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211.192617876663" calcext:value-type="float">
            <text:p>211.19</text:p>
          </table:table-cell>
          <table:table-cell office:value-type="float" office:value="466.948815672255" calcext:value-type="float">
            <text:p>466.95</text:p>
          </table:table-cell>
          <table:table-cell office:value-type="float" office:value="386.540617122883" calcext:value-type="float">
            <text:p>386.54</text:p>
          </table:table-cell>
          <table:table-cell office:value-type="float" office:value="203.951991295872" calcext:value-type="float">
            <text:p>203.95</text:p>
          </table:table-cell>
          <table:table-cell office:value-type="float" office:value="493.27923476211" calcext:value-type="float">
            <text:p>493.28</text:p>
          </table:table-cell>
          <table:table-cell office:value-type="float" office:value="372.805267810595" calcext:value-type="float">
            <text:p>372.81</text:p>
          </table:table-cell>
          <table:table-cell office:value-type="float" office:value="5.64" calcext:value-type="float">
            <text:p>5.64</text:p>
          </table:table-cell>
          <table:table-cell office:value-type="float" office:value="-3.43" calcext:value-type="float">
            <text:p>-3.43</text:p>
          </table:table-cell>
          <table:table-cell office:value-type="float" office:value="-3.55" calcext:value-type="float">
            <text:p>-3.55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3875.0828978208" calcext:value-type="float">
            <text:p>3875.08</text:p>
          </table:table-cell>
          <table:table-cell office:value-type="float" office:value="968.791724315657" calcext:value-type="float">
            <text:p>968.79</text:p>
          </table:table-cell>
          <table:table-cell office:value-type="float" office:value="969.068885757171" calcext:value-type="float">
            <text:p>969.07</text:p>
          </table:table-cell>
          <table:table-cell office:value-type="float" office:value="10545.2568595893" calcext:value-type="float">
            <text:p>10545.26</text:p>
          </table:table-cell>
          <table:table-cell office:value-type="float" office:value="948.632429947639" calcext:value-type="float">
            <text:p>948.63</text:p>
          </table:table-cell>
          <table:table-cell office:value-type="float" office:value="1897.08593765125" calcext:value-type="float">
            <text:p>1897.09</text:p>
          </table:table-cell>
          <table:table-cell office:value-type="float" office:value="-2.08" calcext:value-type="float">
            <text:p>-2.08</text:p>
          </table:table-cell>
          <table:table-cell office:value-type="float" office:value="172.13" calcext:value-type="float">
            <text:p>172.13</text:p>
          </table:table-cell>
          <table:table-cell office:value-type="float" office:value="95.76" calcext:value-type="float">
            <text:p>95.76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26.1568838654583" calcext:value-type="float">
            <text:p>26.16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21.8181199990933" calcext:value-type="float">
            <text:p>21.82</text:p>
          </table:table-cell>
          <table:table-cell table:number-columns-repeated="2" office:value-type="float" office:value="2.84584173901217" calcext:value-type="float">
            <text:p>2.85</text:p>
          </table:table-cell>
          <table:table-cell office:value-type="float" office:value="-26.56" calcext:value-type="float">
            <text:p>-26.56</text:p>
          </table:table-cell>
          <table:table-cell office:value-type="float" office:value="-16.59" calcext:value-type="float">
            <text:p>-16.59</text:p>
          </table:table-cell>
          <table:table-cell office:value-type="float" office:value="-26.56" calcext:value-type="float">
            <text:p>-26.56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1894922.36324479" calcext:value-type="float">
            <text:p>1894922.36</text:p>
          </table:table-cell>
          <table:table-cell office:value-type="float" office:value="247338.912567687" calcext:value-type="float">
            <text:p>247338.91</text:p>
          </table:table-cell>
          <table:table-cell office:value-type="float" office:value="289452.464364552" calcext:value-type="float">
            <text:p>289452.46</text:p>
          </table:table-cell>
          <table:table-cell office:value-type="float" office:value="1139344.12358048" calcext:value-type="float">
            <text:p>1139344.12</text:p>
          </table:table-cell>
          <table:table-cell office:value-type="float" office:value="195870.464786817" calcext:value-type="float">
            <text:p>195870.46</text:p>
          </table:table-cell>
          <table:table-cell office:value-type="float" office:value="234104.633134619" calcext:value-type="float">
            <text:p>234104.63</text:p>
          </table:table-cell>
          <table:table-cell office:value-type="float" office:value="-20.81" calcext:value-type="float">
            <text:p>-20.81</text:p>
          </table:table-cell>
          <table:table-cell office:value-type="float" office:value="-39.87" calcext:value-type="float">
            <text:p>-39.87</text:p>
          </table:table-cell>
          <table:table-cell office:value-type="float" office:value="-19.12" calcext:value-type="float">
            <text:p>-19.12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table:style-name="ce2" office:value-type="float" office:value="10572020.7501765" calcext:value-type="float">
            <text:p>1.06E+07</text:p>
          </table:table-cell>
          <table:table-cell office:value-type="float" office:value="1694761.61483948" calcext:value-type="float">
            <text:p>1694761.61</text:p>
          </table:table-cell>
          <table:table-cell office:value-type="float" office:value="2085745.07556426" calcext:value-type="float">
            <text:p>2085745.08</text:p>
          </table:table-cell>
          <table:table-cell office:value-type="float" office:value="7976568.07126505" calcext:value-type="float">
            <text:p>7976568.07</text:p>
          </table:table-cell>
          <table:table-cell office:value-type="float" office:value="1291761.52571571" calcext:value-type="float">
            <text:p>1291761.53</text:p>
          </table:table-cell>
          <table:table-cell office:value-type="float" office:value="1582773.74464492" calcext:value-type="float">
            <text:p>1582773.74</text:p>
          </table:table-cell>
          <table:table-cell office:value-type="float" office:value="-23.78" calcext:value-type="float">
            <text:p>-23.78</text:p>
          </table:table-cell>
          <table:table-cell office:value-type="float" office:value="-24.55" calcext:value-type="float">
            <text:p>-24.55</text:p>
          </table:table-cell>
          <table:table-cell office:value-type="float" office:value="-24.11" calcext:value-type="float">
            <text:p>-24.11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254152.629734609" calcext:value-type="float">
            <text:p>254152.63</text:p>
          </table:table-cell>
          <table:table-cell office:value-type="float" office:value="125456.16520655" calcext:value-type="float">
            <text:p>125456.17</text:p>
          </table:table-cell>
          <table:table-cell office:value-type="float" office:value="125940.735027098" calcext:value-type="float">
            <text:p>125940.74</text:p>
          </table:table-cell>
          <table:table-cell office:value-type="float" office:value="531223.785574462" calcext:value-type="float">
            <text:p>531223.79</text:p>
          </table:table-cell>
          <table:table-cell office:value-type="float" office:value="120686.55132942" calcext:value-type="float">
            <text:p>120686.55</text:p>
          </table:table-cell>
          <table:table-cell office:value-type="float" office:value="127875.081531142" calcext:value-type="float">
            <text:p>127875.08</text:p>
          </table:table-cell>
          <table:table-cell office:value-type="float" office:value="-3.8" calcext:value-type="float">
            <text:p>-3.8</text:p>
          </table:table-cell>
          <table:table-cell office:value-type="float" office:value="109.02" calcext:value-type="float">
            <text:p>109.02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125940.601519457" calcext:value-type="float">
            <text:p>125940.6</text:p>
          </table:table-cell>
          <table:table-cell office:value-type="float" office:value="632726.883008233" calcext:value-type="float">
            <text:p>632726.88</text:p>
          </table:table-cell>
          <table:table-cell office:value-type="float" office:value="401347.277800907" calcext:value-type="float">
            <text:p>401347.28</text:p>
          </table:table-cell>
          <table:table-cell office:value-type="float" office:value="137548.998833167" calcext:value-type="float">
            <text:p>137549</text:p>
          </table:table-cell>
          <table:table-cell office:value-type="float" office:value="762651.341093003" calcext:value-type="float">
            <text:p>762651.34</text:p>
          </table:table-cell>
          <table:table-cell office:value-type="float" office:value="520311.458564726" calcext:value-type="float">
            <text:p>520311.46</text:p>
          </table:table-cell>
          <table:table-cell office:value-type="float" office:value="20.53" calcext:value-type="float">
            <text:p>20.53</text:p>
          </table:table-cell>
          <table:table-cell office:value-type="float" office:value="9.22" calcext:value-type="float">
            <text:p>9.22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69.7516903078887" calcext:value-type="float">
            <text:p>69.75</text:p>
          </table:table-cell>
          <table:table-cell office:value-type="float" office:value="2.90632042949536" calcext:value-type="float">
            <text:p>2.91</text:p>
          </table:table-cell>
          <table:table-cell office:value-type="float" office:value="4.84386738249227" calcext:value-type="float">
            <text:p>4.84</text:p>
          </table:table-cell>
          <table:table-cell office:value-type="float" office:value="65.45435999728" calcext:value-type="float">
            <text:p>65.45</text:p>
          </table:table-cell>
          <table:table-cell office:value-type="float" office:value="2.84584173901217" calcext:value-type="float">
            <text:p>2.85</text:p>
          </table:table-cell>
          <table:table-cell office:value-type="float" office:value="10.4347530430446" calcext:value-type="float">
            <text:p>10.43</text:p>
          </table:table-cell>
          <table:table-cell office:value-type="float" office:value="-2.08" calcext:value-type="float">
            <text:p>-2.08</text:p>
          </table:table-cell>
          <table:table-cell office:value-type="float" office:value="-6.16" calcext:value-type="float">
            <text:p>-6.16</text:p>
          </table:table-cell>
          <table:table-cell office:value-type="float" office:value="115.42" calcext:value-type="float">
            <text:p>115.42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32022.8072656564" calcext:value-type="float">
            <text:p>32022.81</text:p>
          </table:table-cell>
          <table:table-cell office:value-type="float" office:value="3390.71144972335" calcext:value-type="float">
            <text:p>3390.71</text:p>
          </table:table-cell>
          <table:table-cell office:value-type="float" office:value="4843.82195670396" calcext:value-type="float">
            <text:p>4843.82</text:p>
          </table:table-cell>
          <table:table-cell office:value-type="float" office:value="61565.2930854285" calcext:value-type="float">
            <text:p>61565.29</text:p>
          </table:table-cell>
          <table:table-cell office:value-type="float" office:value="3794.36165158692" calcext:value-type="float">
            <text:p>3794.36</text:p>
          </table:table-cell>
          <table:table-cell office:value-type="float" office:value="4743.06699237936" calcext:value-type="float">
            <text:p>4743.07</text:p>
          </table:table-cell>
          <table:table-cell office:value-type="float" office:value="11.9" calcext:value-type="float">
            <text:p>11.9</text:p>
          </table:table-cell>
          <table:table-cell office:value-type="float" office:value="92.25" calcext:value-type="float">
            <text:p>92.25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2" office:value-type="float" office:value="44603432.2565543" calcext:value-type="float">
            <text:p>4.46E+07</text:p>
          </table:table-cell>
          <table:table-cell office:value-type="float" office:value="6389054.0538996" calcext:value-type="float">
            <text:p>6389054.05</text:p>
          </table:table-cell>
          <table:table-cell office:value-type="float" office:value="8087191.85286534" calcext:value-type="float">
            <text:p>8087191.85</text:p>
          </table:table-cell>
          <table:table-cell table:style-name="ce2" office:value-type="float" office:value="46651956.0068681" calcext:value-type="float">
            <text:p>4.67E+07</text:p>
          </table:table-cell>
          <table:table-cell office:value-type="float" office:value="3891201.32256273" calcext:value-type="float">
            <text:p>3891201.32</text:p>
          </table:table-cell>
          <table:table-cell office:value-type="float" office:value="5777793.90597729" calcext:value-type="float">
            <text:p>5777793.91</text:p>
          </table:table-cell>
          <table:table-cell office:value-type="float" office:value="-39.1" calcext:value-type="float">
            <text:p>-39.1</text:p>
          </table:table-cell>
          <table:table-cell office:value-type="float" office:value="4.59" calcext:value-type="float">
            <text:p>4.59</text:p>
          </table:table-cell>
          <table:table-cell office:value-type="float" office:value="-28.56" calcext:value-type="float">
            <text:p>-28.56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182.129413581709" calcext:value-type="float">
            <text:p>182.13</text:p>
          </table:table-cell>
          <table:table-cell office:value-type="float" office:value="135.628286709784" calcext:value-type="float">
            <text:p>135.63</text:p>
          </table:table-cell>
          <table:table-cell office:value-type="float" office:value="136.597060186282" calcext:value-type="float">
            <text:p>136.6</text:p>
          </table:table-cell>
          <table:table-cell office:value-type="float" office:value="169.801890427726" calcext:value-type="float">
            <text:p>169.8</text:p>
          </table:table-cell>
          <table:table-cell table:number-columns-repeated="2" office:value-type="float" office:value="136.600403472584" calcext:value-type="float">
            <text:p>136.6</text:p>
          </table:table-cell>
          <table:table-cell office:value-type="float" office:value="0.72" calcext:value-type="float">
            <text:p>0.72</text:p>
          </table:table-cell>
          <table:table-cell office:value-type="float" office:value="-6.77" calcext:value-type="float">
            <text:p>-6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213.13016482966" calcext:value-type="float">
            <text:p>213.13</text:p>
          </table:table-cell>
          <table:table-cell office:value-type="float" office:value="248.006009983604" calcext:value-type="float">
            <text:p>248.01</text:p>
          </table:table-cell>
          <table:table-cell office:value-type="float" office:value="244.13091607761" calcext:value-type="float">
            <text:p>244.13</text:p>
          </table:table-cell>
          <table:table-cell office:value-type="float" office:value="239.999319990026" calcext:value-type="float">
            <text:p>240</text:p>
          </table:table-cell>
          <table:table-cell office:value-type="float" office:value="275.098034771177" calcext:value-type="float">
            <text:p>275.1</text:p>
          </table:table-cell>
          <table:table-cell office:value-type="float" office:value="268.457737380148" calcext:value-type="float">
            <text:p>268.46</text:p>
          </table:table-cell>
          <table:table-cell office:value-type="float" office:value="10.92" calcext:value-type="float">
            <text:p>10.92</text:p>
          </table:table-cell>
          <table:table-cell office:value-type="float" office:value="12.61" calcext:value-type="float">
            <text:p>12.61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39166.3007267378" calcext:value-type="float">
            <text:p>39166.3</text:p>
          </table:table-cell>
          <table:table-cell office:value-type="float" office:value="188509.368188538" calcext:value-type="float">
            <text:p>188509.37</text:p>
          </table:table-cell>
          <table:table-cell office:value-type="float" office:value="101542.234132555" calcext:value-type="float">
            <text:p>101542.23</text:p>
          </table:table-cell>
          <table:table-cell office:value-type="float" office:value="38893.3316843458" calcext:value-type="float">
            <text:p>38893.33</text:p>
          </table:table-cell>
          <table:table-cell office:value-type="float" office:value="179560.281750799" calcext:value-type="float">
            <text:p>179560.28</text:p>
          </table:table-cell>
          <table:table-cell office:value-type="float" office:value="97445.4155994288" calcext:value-type="float">
            <text:p>97445.4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7" calcext:value-type="float">
            <text:p>-0.7</text:p>
          </table:table-cell>
          <table:table-cell office:value-type="float" office:value="-4.03" calcext:value-type="float">
            <text:p>-4.03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492752.953362179" calcext:value-type="float">
            <text:p>492752.95</text:p>
          </table:table-cell>
          <table:table-cell office:value-type="float" office:value="2106646.36331971" calcext:value-type="float">
            <text:p>2106646.36</text:p>
          </table:table-cell>
          <table:table-cell office:value-type="float" office:value="1509058.44434164" calcext:value-type="float">
            <text:p>1509058.44</text:p>
          </table:table-cell>
          <table:table-cell office:value-type="float" office:value="682361.695434906" calcext:value-type="float">
            <text:p>682361.7</text:p>
          </table:table-cell>
          <table:table-cell office:value-type="float" office:value="3047961.95684203" calcext:value-type="float">
            <text:p>3047961.96</text:p>
          </table:table-cell>
          <table:table-cell office:value-type="float" office:value="2192870.56146157" calcext:value-type="float">
            <text:p>2192870.56</text:p>
          </table:table-cell>
          <table:table-cell office:value-type="float" office:value="44.68" calcext:value-type="float">
            <text:p>44.68</text:p>
          </table:table-cell>
          <table:table-cell office:value-type="float" office:value="38.48" calcext:value-type="float">
            <text:p>38.48</text:p>
          </table:table-cell>
          <table:table-cell office:value-type="float" office:value="45.31" calcext:value-type="float">
            <text:p>45.3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7.75018781198763" calcext:value-type="float">
            <text:p>7.75</text:p>
          </table:table-cell>
          <table:table-cell office:value-type="float" office:value="18.4066960534706" calcext:value-type="float">
            <text:p>18.41</text:p>
          </table:table-cell>
          <table:table-cell office:value-type="float" office:value="12.5940551944799" calcext:value-type="float">
            <text:p>12.59</text:p>
          </table:table-cell>
          <table:table-cell office:value-type="float" office:value="7.58891130403246" calcext:value-type="float">
            <text:p>7.59</text:p>
          </table:table-cell>
          <table:table-cell office:value-type="float" office:value="15.1778226080649" calcext:value-type="float">
            <text:p>15.18</text:p>
          </table:table-cell>
          <table:table-cell office:value-type="float" office:value="11.3833669560487" calcext:value-type="float">
            <text:p>11.38</text:p>
          </table:table-cell>
          <table:table-cell office:value-type="float" office:value="-17.54" calcext:value-type="float">
            <text:p>-17.54</text:p>
          </table:table-cell>
          <table:table-cell office:value-type="float" office:value="-2.08" calcext:value-type="float">
            <text:p>-2.08</text:p>
          </table:table-cell>
          <table:table-cell office:value-type="float" office:value="-9.61" calcext:value-type="float">
            <text:p>-9.6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1085462.02898299" calcext:value-type="float">
            <text:p>1085462.03</text:p>
          </table:table-cell>
          <table:table-cell office:value-type="float" office:value="4886725.82421521" calcext:value-type="float">
            <text:p>4886725.82</text:p>
          </table:table-cell>
          <table:table-cell office:value-type="float" office:value="3097601.07109077" calcext:value-type="float">
            <text:p>3097601.07</text:p>
          </table:table-cell>
          <table:table-cell office:value-type="float" office:value="1720571.38463307" calcext:value-type="float">
            <text:p>1720571.38</text:p>
          </table:table-cell>
          <table:table-cell office:value-type="float" office:value="6393934.67404855" calcext:value-type="float">
            <text:p>6393934.67</text:p>
          </table:table-cell>
          <table:table-cell office:value-type="float" office:value="5004676.22299794" calcext:value-type="float">
            <text:p>5004676.22</text:p>
          </table:table-cell>
          <table:table-cell office:value-type="float" office:value="30.84" calcext:value-type="float">
            <text:p>30.84</text:p>
          </table:table-cell>
          <table:table-cell office:value-type="float" office:value="58.51" calcext:value-type="float">
            <text:p>58.51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72.658010737384" calcext:value-type="float">
            <text:p>72.66</text:p>
          </table:table-cell>
          <table:table-cell office:value-type="float" office:value="167.597811434233" calcext:value-type="float">
            <text:p>167.6</text:p>
          </table:table-cell>
          <table:table-cell office:value-type="float" office:value="124.971778468301" calcext:value-type="float">
            <text:p>124.97</text:p>
          </table:table-cell>
          <table:table-cell office:value-type="float" office:value="87.2724799963733" calcext:value-type="float">
            <text:p>87.27</text:p>
          </table:table-cell>
          <table:table-cell office:value-type="float" office:value="164.110206949702" calcext:value-type="float">
            <text:p>164.11</text:p>
          </table:table-cell>
          <table:table-cell office:value-type="float" office:value="139.446245211596" calcext:value-type="float">
            <text:p>139.45</text:p>
          </table:table-cell>
          <table:table-cell office:value-type="float" office:value="-2.08" calcext:value-type="float">
            <text:p>-2.08</text:p>
          </table:table-cell>
          <table:table-cell office:value-type="float" office:value="20.11" calcext:value-type="float">
            <text:p>20.11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380.727976263892" calcext:value-type="float">
            <text:p>380.73</text:p>
          </table:table-cell>
          <table:table-cell office:value-type="float" office:value="5.81264085899072" calcext:value-type="float">
            <text:p>5.81</text:p>
          </table:table-cell>
          <table:table-cell office:value-type="float" office:value="105.596308938331" calcext:value-type="float">
            <text:p>105.6</text:p>
          </table:table-cell>
          <table:table-cell office:value-type="float" office:value="320.631502595371" calcext:value-type="float">
            <text:p>320.63</text:p>
          </table:table-cell>
          <table:table-cell office:value-type="float" office:value="5.69168347802435" calcext:value-type="float">
            <text:p>5.69</text:p>
          </table:table-cell>
          <table:table-cell office:value-type="float" office:value="132.805947820568" calcext:value-type="float">
            <text:p>132.81</text:p>
          </table:table-cell>
          <table:table-cell office:value-type="float" office:value="-2.08" calcext:value-type="float">
            <text:p>-2.08</text:p>
          </table:table-cell>
          <table:table-cell office:value-type="float" office:value="-15.78" calcext:value-type="float">
            <text:p>-15.78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4974797.11784104" calcext:value-type="float">
            <text:p>4974797.12</text:p>
          </table:table-cell>
          <table:table-cell office:value-type="float" office:value="29062.9518577737" calcext:value-type="float">
            <text:p>29062.95</text:p>
          </table:table-cell>
          <table:table-cell office:value-type="float" office:value="272572.216239326" calcext:value-type="float">
            <text:p>272572.22</text:p>
          </table:table-cell>
          <table:table-cell office:value-type="float" office:value="4375007.36677471" calcext:value-type="float">
            <text:p>4375007.37</text:p>
          </table:table-cell>
          <table:table-cell office:value-type="float" office:value="31304.259055142" calcext:value-type="float">
            <text:p>31304.26</text:p>
          </table:table-cell>
          <table:table-cell office:value-type="float" office:value="664029.698910448" calcext:value-type="float">
            <text:p>664029.7</text:p>
          </table:table-cell>
          <table:table-cell office:value-type="float" office:value="7.71" calcext:value-type="float">
            <text:p>7.71</text:p>
          </table:table-cell>
          <table:table-cell office:value-type="float" office:value="-12.06" calcext:value-type="float">
            <text:p>-12.06</text:p>
          </table:table-cell>
          <table:table-cell office:value-type="float" office:value="143.62" calcext:value-type="float">
            <text:p>143.62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361513.323131022" calcext:value-type="float">
            <text:p>361513.32</text:p>
          </table:table-cell>
          <table:table-cell office:value-type="float" office:value="7750.20175321922" calcext:value-type="float">
            <text:p>7750.2</text:p>
          </table:table-cell>
          <table:table-cell office:value-type="float" office:value="9687.7451541113" calcext:value-type="float">
            <text:p>9687.75</text:p>
          </table:table-cell>
          <table:table-cell office:value-type="float" office:value="393006.001088016" calcext:value-type="float">
            <text:p>393006</text:p>
          </table:table-cell>
          <table:table-cell office:value-type="float" office:value="9486.05857374708" calcext:value-type="float">
            <text:p>9486.06</text:p>
          </table:table-cell>
          <table:table-cell office:value-type="float" office:value="18972.2691016881" calcext:value-type="float">
            <text:p>18972.27</text:p>
          </table:table-cell>
          <table:table-cell office:value-type="float" office:value="22.4" calcext:value-type="float">
            <text:p>22.4</text:p>
          </table:table-cell>
          <table:table-cell office:value-type="float" office:value="8.71" calcext:value-type="float">
            <text:p>8.71</text:p>
          </table:table-cell>
          <table:table-cell office:value-type="float" office:value="95.84" calcext:value-type="float">
            <text:p>95.84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782.768969010751" calcext:value-type="float">
            <text:p>782.77</text:p>
          </table:table-cell>
          <table:table-cell office:value-type="float" office:value="328.414208532976" calcext:value-type="float">
            <text:p>328.41</text:p>
          </table:table-cell>
          <table:table-cell office:value-type="float" office:value="356.508639351431" calcext:value-type="float">
            <text:p>356.51</text:p>
          </table:table-cell>
          <table:table-cell office:value-type="float" office:value="907.823514744883" calcext:value-type="float">
            <text:p>907.82</text:p>
          </table:table-cell>
          <table:table-cell office:value-type="float" office:value="199.208921730852" calcext:value-type="float">
            <text:p>199.21</text:p>
          </table:table-cell>
          <table:table-cell office:value-type="float" office:value="249.485459120067" calcext:value-type="float">
            <text:p>249.49</text:p>
          </table:table-cell>
          <table:table-cell office:value-type="float" office:value="-39.34" calcext:value-type="float">
            <text:p>-39.34</text:p>
          </table:table-cell>
          <table:table-cell office:value-type="float" office:value="15.98" calcext:value-type="float">
            <text:p>15.98</text:p>
          </table:table-cell>
          <table:table-cell office:value-type="float" office:value="-30.02" calcext:value-type="float">
            <text:p>-30.02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331543.831248804" calcext:value-type="float">
            <text:p>331543.83</text:p>
          </table:table-cell>
          <table:table-cell office:value-type="float" office:value="37881.4648647808" calcext:value-type="float">
            <text:p>37881.46</text:p>
          </table:table-cell>
          <table:table-cell office:value-type="float" office:value="45047.9445787337" calcext:value-type="float">
            <text:p>45047.94</text:p>
          </table:table-cell>
          <table:table-cell office:value-type="float" office:value="217927.445769205" calcext:value-type="float">
            <text:p>217927.45</text:p>
          </table:table-cell>
          <table:table-cell office:value-type="float" office:value="27552.7282566811" calcext:value-type="float">
            <text:p>27552.73</text:p>
          </table:table-cell>
          <table:table-cell office:value-type="float" office:value="32589.5361198631" calcext:value-type="float">
            <text:p>32589.54</text:p>
          </table:table-cell>
          <table:table-cell office:value-type="float" office:value="-27.27" calcext:value-type="float">
            <text:p>-27.27</text:p>
          </table:table-cell>
          <table:table-cell office:value-type="float" office:value="-34.27" calcext:value-type="float">
            <text:p>-34.27</text:p>
          </table:table-cell>
          <table:table-cell office:value-type="float" office:value="-27.66" calcext:value-type="float">
            <text:p>-27.66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741.111709521317" calcext:value-type="float">
            <text:p>741.11</text:p>
          </table:table-cell>
          <table:table-cell office:value-type="float" office:value="106.56508241483" calcext:value-type="float">
            <text:p>106.57</text:p>
          </table:table-cell>
          <table:table-cell office:value-type="float" office:value="132.721966280288" calcext:value-type="float">
            <text:p>132.72</text:p>
          </table:table-cell>
          <table:table-cell office:value-type="float" office:value="690.590928666954" calcext:value-type="float">
            <text:p>690.59</text:p>
          </table:table-cell>
          <table:table-cell office:value-type="float" office:value="76.8377269533287" calcext:value-type="float">
            <text:p>76.84</text:p>
          </table:table-cell>
          <table:table-cell office:value-type="float" office:value="100.55307477843" calcext:value-type="float">
            <text:p>100.55</text:p>
          </table:table-cell>
          <table:table-cell office:value-type="float" office:value="-27.9" calcext:value-type="float">
            <text:p>-27.9</text:p>
          </table:table-cell>
          <table:table-cell office:value-type="float" office:value="-6.82" calcext:value-type="float">
            <text:p>-6.82</text:p>
          </table:table-cell>
          <table:table-cell office:value-type="float" office:value="-24.24" calcext:value-type="float">
            <text:p>-24.24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77.285546199217" calcext:value-type="float">
            <text:p>177.29</text:p>
          </table:table-cell>
          <table:table-cell office:value-type="float" office:value="26.1568838654583" calcext:value-type="float">
            <text:p>26.16</text:p>
          </table:table-cell>
          <table:table-cell office:value-type="float" office:value="30.0319777714521" calcext:value-type="float">
            <text:p>30.03</text:p>
          </table:table-cell>
          <table:table-cell office:value-type="float" office:value="158.418523471678" calcext:value-type="float">
            <text:p>158.42</text:p>
          </table:table-cell>
          <table:table-cell office:value-type="float" office:value="18.9722782600811" calcext:value-type="float">
            <text:p>18.97</text:p>
          </table:table-cell>
          <table:table-cell office:value-type="float" office:value="21.8181199990933" calcext:value-type="float">
            <text:p>21.82</text:p>
          </table:table-cell>
          <table:table-cell office:value-type="float" office:value="-27.47" calcext:value-type="float">
            <text:p>-27.47</text:p>
          </table:table-cell>
          <table:table-cell office:value-type="float" office:value="-10.64" calcext:value-type="float">
            <text:p>-10.64</text:p>
          </table:table-cell>
          <table:table-cell office:value-type="float" office:value="-27.35" calcext:value-type="float">
            <text:p>-27.35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5005.65255306751" calcext:value-type="float">
            <text:p>5005.65</text:p>
          </table:table-cell>
          <table:table-cell office:value-type="float" office:value="1859.07630140053" calcext:value-type="float">
            <text:p>1859.08</text:p>
          </table:table-cell>
          <table:table-cell office:value-type="float" office:value="2555.62443100292" calcext:value-type="float">
            <text:p>2555.62</text:p>
          </table:table-cell>
          <table:table-cell office:value-type="float" office:value="5915.5563614933" calcext:value-type="float">
            <text:p>5915.56</text:p>
          </table:table-cell>
          <table:table-cell office:value-type="float" office:value="1730.2717773194" calcext:value-type="float">
            <text:p>1730.27</text:p>
          </table:table-cell>
          <table:table-cell office:value-type="float" office:value="2274.77616338373" calcext:value-type="float">
            <text:p>2274.78</text:p>
          </table:table-cell>
          <table:table-cell office:value-type="float" office:value="-6.93" calcext:value-type="float">
            <text:p>-6.93</text:p>
          </table:table-cell>
          <table:table-cell office:value-type="float" office:value="18.18" calcext:value-type="float">
            <text:p>18.18</text:p>
          </table:table-cell>
          <table:table-cell office:value-type="float" office:value="-10.99" calcext:value-type="float">
            <text:p>-10.99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51323.4290164042" calcext:value-type="float">
            <text:p>51323.43</text:p>
          </table:table-cell>
          <table:table-cell office:value-type="float" office:value="30632.6067730629" calcext:value-type="float">
            <text:p>30632.61</text:p>
          </table:table-cell>
          <table:table-cell office:value-type="float" office:value="31122.0997109267" calcext:value-type="float">
            <text:p>31122.1</text:p>
          </table:table-cell>
          <table:table-cell office:value-type="float" office:value="270354.951341215" calcext:value-type="float">
            <text:p>270354.95</text:p>
          </table:table-cell>
          <table:table-cell office:value-type="float" office:value="28458.384707242" calcext:value-type="float">
            <text:p>28458.38</text:p>
          </table:table-cell>
          <table:table-cell office:value-type="float" office:value="28458.4239089965" calcext:value-type="float">
            <text:p>28458.42</text:p>
          </table:table-cell>
          <table:table-cell office:value-type="float" office:value="-7.1" calcext:value-type="float">
            <text:p>-7.1</text:p>
          </table:table-cell>
          <table:table-cell office:value-type="float" office:value="426.77" calcext:value-type="float">
            <text:p>426.77</text:p>
          </table:table-cell>
          <table:table-cell office:value-type="float" office:value="-8.56" calcext:value-type="float">
            <text:p>-8.56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63.939049448898" calcext:value-type="float">
            <text:p>63.94</text:p>
          </table:table-cell>
          <table:table-cell table:number-columns-repeated="2" office:value-type="float" office:value="44.5635799189289" calcext:value-type="float">
            <text:p>44.56</text:p>
          </table:table-cell>
          <table:table-cell office:value-type="float" office:value="60.7112904322597" calcext:value-type="float">
            <text:p>60.71</text:p>
          </table:table-cell>
          <table:table-cell table:number-columns-repeated="2" office:value-type="float" office:value="42.6876260851826" calcext:value-type="float">
            <text:p>42.69</text:p>
          </table:table-cell>
          <table:table-cell office:value-type="float" office:value="-4.21" calcext:value-type="float">
            <text:p>-4.21</text:p>
          </table:table-cell>
          <table:table-cell office:value-type="float" office:value="-5.05" calcext:value-type="float">
            <text:p>-5.05</text:p>
          </table:table-cell>
          <table:table-cell office:value-type="float" office:value="-4.21" calcext:value-type="float">
            <text:p>-4.21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6696980.88314495" calcext:value-type="float">
            <text:p>6696980.88</text:p>
          </table:table-cell>
          <table:table-cell office:value-type="float" office:value="2899534.16907613" calcext:value-type="float">
            <text:p>2899534.17</text:p>
          </table:table-cell>
          <table:table-cell office:value-type="float" office:value="2931819.51617028" calcext:value-type="float">
            <text:p>2931819.52</text:p>
          </table:table-cell>
          <table:table-cell office:value-type="float" office:value="4415552.07403042" calcext:value-type="float">
            <text:p>4415552.07</text:p>
          </table:table-cell>
          <table:table-cell office:value-type="float" office:value="3618962.07811048" calcext:value-type="float">
            <text:p>3618962.08</text:p>
          </table:table-cell>
          <table:table-cell office:value-type="float" office:value="3632944.97920303" calcext:value-type="float">
            <text:p>3632944.98</text:p>
          </table:table-cell>
          <table:table-cell office:value-type="float" office:value="24.81" calcext:value-type="float">
            <text:p>24.81</text:p>
          </table:table-cell>
          <table:table-cell office:value-type="float" office:value="-34.07" calcext:value-type="float">
            <text:p>-34.07</text:p>
          </table:table-cell>
          <table:table-cell office:value-type="float" office:value="23.91" calcext:value-type="float">
            <text:p>23.91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83.3145189788671" calcext:value-type="float">
            <text:p>83.31</text:p>
          </table:table-cell>
          <table:table-cell office:value-type="float" office:value="16.4691491004737" calcext:value-type="float">
            <text:p>16.47</text:p>
          </table:table-cell>
          <table:table-cell office:value-type="float" office:value="18.4066960534706" calcext:value-type="float">
            <text:p>18.41</text:p>
          </table:table-cell>
          <table:table-cell office:value-type="float" office:value="80.6321826053449" calcext:value-type="float">
            <text:p>80.63</text:p>
          </table:table-cell>
          <table:table-cell office:value-type="float" office:value="9.48613913004057" calcext:value-type="float">
            <text:p>9.49</text:p>
          </table:table-cell>
          <table:table-cell office:value-type="float" office:value="11.3833669560487" calcext:value-type="float">
            <text:p>11.38</text:p>
          </table:table-cell>
          <table:table-cell office:value-type="float" office:value="-42.4" calcext:value-type="float">
            <text:p>-42.4</text:p>
          </table:table-cell>
          <table:table-cell office:value-type="float" office:value="-3.22" calcext:value-type="float">
            <text:p>-3.22</text:p>
          </table:table-cell>
          <table:table-cell office:value-type="float" office:value="-38.16" calcext:value-type="float">
            <text:p>-38.16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2375.43256437421" calcext:value-type="float">
            <text:p>2375.43</text:p>
          </table:table-cell>
          <table:table-cell office:value-type="float" office:value="2416.12105038714" calcext:value-type="float">
            <text:p>2416.12</text:p>
          </table:table-cell>
          <table:table-cell office:value-type="float" office:value="2375.43256437421" calcext:value-type="float">
            <text:p>2375.43</text:p>
          </table:table-cell>
          <table:table-cell office:value-type="float" office:value="5614.84575107102" calcext:value-type="float">
            <text:p>5614.85</text:p>
          </table:table-cell>
          <table:table-cell office:value-type="float" office:value="1681.89246775619" calcext:value-type="float">
            <text:p>1681.89</text:p>
          </table:table-cell>
          <table:table-cell office:value-type="float" office:value="1961.73357209239" calcext:value-type="float">
            <text:p>1961.73</text:p>
          </table:table-cell>
          <table:table-cell office:value-type="float" office:value="-30.39" calcext:value-type="float">
            <text:p>-30.39</text:p>
          </table:table-cell>
          <table:table-cell office:value-type="float" office:value="136.37" calcext:value-type="float">
            <text:p>136.37</text:p>
          </table:table-cell>
          <table:table-cell office:value-type="float" office:value="-17.42" calcext:value-type="float">
            <text:p>-17.42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2594.37537006286" calcext:value-type="float">
            <text:p>2594.38</text:p>
          </table:table-cell>
          <table:table-cell office:value-type="float" office:value="737.236615615324" calcext:value-type="float">
            <text:p>737.24</text:p>
          </table:table-cell>
          <table:table-cell office:value-type="float" office:value="939.7102722035" calcext:value-type="float">
            <text:p>939.71</text:p>
          </table:table-cell>
          <table:table-cell office:value-type="float" office:value="2552.72003989392" calcext:value-type="float">
            <text:p>2552.72</text:p>
          </table:table-cell>
          <table:table-cell office:value-type="float" office:value="628.93102432169" calcext:value-type="float">
            <text:p>628.93</text:p>
          </table:table-cell>
          <table:table-cell office:value-type="float" office:value="837.626085182583" calcext:value-type="float">
            <text:p>837.63</text:p>
          </table:table-cell>
          <table:table-cell office:value-type="float" office:value="-14.69" calcext:value-type="float">
            <text:p>-14.69</text:p>
          </table:table-cell>
          <table:table-cell office:value-type="float" office:value="-1.61" calcext:value-type="float">
            <text:p>-1.61</text:p>
          </table:table-cell>
          <table:table-cell office:value-type="float" office:value="-10.86" calcext:value-type="float">
            <text:p>-10.86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523244.387707601" calcext:value-type="float">
            <text:p>523244.39</text:p>
          </table:table-cell>
          <table:table-cell office:value-type="float" office:value="651577.679392714" calcext:value-type="float">
            <text:p>651577.68</text:p>
          </table:table-cell>
          <table:table-cell office:value-type="float" office:value="650326.338874676" calcext:value-type="float">
            <text:p>650326.34</text:p>
          </table:table-cell>
          <table:table-cell office:value-type="float" office:value="2183458.3231666" calcext:value-type="float">
            <text:p>2183458.32</text:p>
          </table:table-cell>
          <table:table-cell office:value-type="float" office:value="754101.046318851" calcext:value-type="float">
            <text:p>754101.05</text:p>
          </table:table-cell>
          <table:table-cell office:value-type="float" office:value="763249.60946697" calcext:value-type="float">
            <text:p>763249.61</text:p>
          </table:table-cell>
          <table:table-cell office:value-type="float" office:value="15.73" calcext:value-type="float">
            <text:p>15.73</text:p>
          </table:table-cell>
          <table:table-cell office:value-type="float" office:value="317.29" calcext:value-type="float">
            <text:p>317.29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273.194120372564" calcext:value-type="float">
            <text:p>273.19</text:p>
          </table:table-cell>
          <table:table-cell office:value-type="float" office:value="84.2832924553655" calcext:value-type="float">
            <text:p>84.28</text:p>
          </table:table-cell>
          <table:table-cell office:value-type="float" office:value="99.7836680793408" calcext:value-type="float">
            <text:p>99.78</text:p>
          </table:table-cell>
          <table:table-cell office:value-type="float" office:value="339.603780855453" calcext:value-type="float">
            <text:p>339.6</text:p>
          </table:table-cell>
          <table:table-cell office:value-type="float" office:value="43.6362399981866" calcext:value-type="float">
            <text:p>43.64</text:p>
          </table:table-cell>
          <table:table-cell office:value-type="float" office:value="54.0709930412313" calcext:value-type="float">
            <text:p>54.07</text:p>
          </table:table-cell>
          <table:table-cell office:value-type="float" office:value="-48.23" calcext:value-type="float">
            <text:p>-48.23</text:p>
          </table:table-cell>
          <table:table-cell office:value-type="float" office:value="24.31" calcext:value-type="float">
            <text:p>24.31</text:p>
          </table:table-cell>
          <table:table-cell office:value-type="float" office:value="-45.81" calcext:value-type="float">
            <text:p>-45.81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1457.03530865367" calcext:value-type="float">
            <text:p>1457.04</text:p>
          </table:table-cell>
          <table:table-cell office:value-type="float" office:value="637.452947535983" calcext:value-type="float">
            <text:p>637.45</text:p>
          </table:table-cell>
          <table:table-cell office:value-type="float" office:value="702.360770461379" calcext:value-type="float">
            <text:p>702.36</text:p>
          </table:table-cell>
          <table:table-cell office:value-type="float" office:value="1526.31978602353" calcext:value-type="float">
            <text:p>1526.32</text:p>
          </table:table-cell>
          <table:table-cell office:value-type="float" office:value="454.386064328944" calcext:value-type="float">
            <text:p>454.39</text:p>
          </table:table-cell>
          <table:table-cell office:value-type="float" office:value="553.99052519437" calcext:value-type="float">
            <text:p>553.99</text:p>
          </table:table-cell>
          <table:table-cell office:value-type="float" office:value="-28.72" calcext:value-type="float">
            <text:p>-28.72</text:p>
          </table:table-cell>
          <table:table-cell office:value-type="float" office:value="4.76" calcext:value-type="float">
            <text:p>4.76</text:p>
          </table:table-cell>
          <table:table-cell office:value-type="float" office:value="-21.12" calcext:value-type="float">
            <text:p>-21.12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1639.16472223538" calcext:value-type="float">
            <text:p>1639.16</text:p>
          </table:table-cell>
          <table:table-cell office:value-type="float" office:value="381.696749740391" calcext:value-type="float">
            <text:p>381.7</text:p>
          </table:table-cell>
          <table:table-cell office:value-type="float" office:value="492.136926061215" calcext:value-type="float">
            <text:p>492.14</text:p>
          </table:table-cell>
          <table:table-cell office:value-type="float" office:value="1607.90058254188" calcext:value-type="float">
            <text:p>1607.9</text:p>
          </table:table-cell>
          <table:table-cell office:value-type="float" office:value="300.710610422286" calcext:value-type="float">
            <text:p>300.71</text:p>
          </table:table-cell>
          <table:table-cell office:value-type="float" office:value="415.492893895777" calcext:value-type="float">
            <text:p>415.49</text:p>
          </table:table-cell>
          <table:table-cell office:value-type="float" office:value="-21.22" calcext:value-type="float">
            <text:p>-21.22</text:p>
          </table:table-cell>
          <table:table-cell office:value-type="float" office:value="-1.91" calcext:value-type="float">
            <text:p>-1.91</text:p>
          </table:table-cell>
          <table:table-cell office:value-type="float" office:value="-15.57" calcext:value-type="float">
            <text:p>-15.57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4.84386738249227" calcext:value-type="float">
            <text:p>4.84</text:p>
          </table:table-cell>
          <table:table-cell office:value-type="float" office:value="8.71896128848609" calcext:value-type="float">
            <text:p>8.72</text:p>
          </table:table-cell>
          <table:table-cell office:value-type="float" office:value="6.78141433548918" calcext:value-type="float">
            <text:p>6.78</text:p>
          </table:table-cell>
          <table:table-cell office:value-type="float" office:value="4.74306956502029" calcext:value-type="float">
            <text:p>4.74</text:p>
          </table:table-cell>
          <table:table-cell office:value-type="float" office:value="5.69168347802435" calcext:value-type="float">
            <text:p>5.69</text:p>
          </table:table-cell>
          <table:table-cell office:value-type="float" office:value="4.74306956502029" calcext:value-type="float">
            <text:p>4.74</text:p>
          </table:table-cell>
          <table:table-cell office:value-type="float" office:value="-34.72" calcext:value-type="float">
            <text:p>-34.72</text:p>
          </table:table-cell>
          <table:table-cell office:value-type="float" office:value="-2.08" calcext:value-type="float">
            <text:p>-2.08</text:p>
          </table:table-cell>
          <table:table-cell office:value-type="float" office:value="-30.06" calcext:value-type="float">
            <text:p>-30.06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44.5635799189289" calcext:value-type="float">
            <text:p>44.56</text:p>
          </table:table-cell>
          <table:table-cell office:value-type="float" office:value="94.9398006968485" calcext:value-type="float">
            <text:p>94.94</text:p>
          </table:table-cell>
          <table:table-cell office:value-type="float" office:value="77.5018781198763" calcext:value-type="float">
            <text:p>77.5</text:p>
          </table:table-cell>
          <table:table-cell office:value-type="float" office:value="48.3793095632069" calcext:value-type="float">
            <text:p>48.38</text:p>
          </table:table-cell>
          <table:table-cell office:value-type="float" office:value="99.604460865426" calcext:value-type="float">
            <text:p>99.6</text:p>
          </table:table-cell>
          <table:table-cell office:value-type="float" office:value="83.4780243443571" calcext:value-type="float">
            <text:p>83.48</text:p>
          </table:table-cell>
          <table:table-cell office:value-type="float" office:value="4.91" calcext:value-type="float">
            <text:p>4.91</text:p>
          </table:table-cell>
          <table:table-cell office:value-type="float" office:value="8.56" calcext:value-type="float">
            <text:p>8.56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295838.473805608" calcext:value-type="float">
            <text:p>295838.47</text:p>
          </table:table-cell>
          <table:table-cell office:value-type="float" office:value="20562.2170386797" calcext:value-type="float">
            <text:p>20562.22</text:p>
          </table:table-cell>
          <table:table-cell office:value-type="float" office:value="24048.8327805976" calcext:value-type="float">
            <text:p>24048.83</text:p>
          </table:table-cell>
          <table:table-cell office:value-type="float" office:value="347192.692159485" calcext:value-type="float">
            <text:p>347192.69</text:p>
          </table:table-cell>
          <table:table-cell office:value-type="float" office:value="19162.001042682" calcext:value-type="float">
            <text:p>19162</text:p>
          </table:table-cell>
          <table:table-cell office:value-type="float" office:value="22761.9908425324" calcext:value-type="float">
            <text:p>22761.99</text:p>
          </table:table-cell>
          <table:table-cell office:value-type="float" office:value="-6.81" calcext:value-type="float">
            <text:p>-6.81</text:p>
          </table:table-cell>
          <table:table-cell office:value-type="float" office:value="17.36" calcext:value-type="float">
            <text:p>17.36</text:p>
          </table:table-cell>
          <table:table-cell office:value-type="float" office:value="-5.35" calcext:value-type="float">
            <text:p>-5.35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41.6572594894335" calcext:value-type="float">
            <text:p>41.66</text:p>
          </table:table-cell>
          <table:table-cell office:value-type="float" office:value="7.75018781198763" calcext:value-type="float">
            <text:p>7.75</text:p>
          </table:table-cell>
          <table:table-cell office:value-type="float" office:value="8.71896128848609" calcext:value-type="float">
            <text:p>8.72</text:p>
          </table:table-cell>
          <table:table-cell office:value-type="float" office:value="36.0473286941542" calcext:value-type="float">
            <text:p>36.05</text:p>
          </table:table-cell>
          <table:table-cell office:value-type="float" office:value="4.74306956502029" calcext:value-type="float">
            <text:p>4.74</text:p>
          </table:table-cell>
          <table:table-cell office:value-type="float" office:value="5.69168347802435" calcext:value-type="float">
            <text:p>5.69</text:p>
          </table:table-cell>
          <table:table-cell office:value-type="float" office:value="-38.8" calcext:value-type="float">
            <text:p>-38.8</text:p>
          </table:table-cell>
          <table:table-cell office:value-type="float" office:value="-13.47" calcext:value-type="float">
            <text:p>-13.47</text:p>
          </table:table-cell>
          <table:table-cell office:value-type="float" office:value="-34.72" calcext:value-type="float">
            <text:p>-34.72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6.78141433548918" calcext:value-type="float">
            <text:p>6.78</text:p>
          </table:table-cell>
          <table:table-cell table:number-columns-repeated="3" office:value-type="float" office:value="5.69168347802435" calcext:value-type="float">
            <text:p>5.69</text:p>
          </table:table-cell>
          <table:table-cell table:number-columns-repeated="3" office:value-type="float" office:value="-16.07" calcext:value-type="float">
            <text:p>-16.07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294.50713685553" calcext:value-type="float">
            <text:p>294.51</text:p>
          </table:table-cell>
          <table:table-cell office:value-type="float" office:value="902.896880096559" calcext:value-type="float">
            <text:p>902.9</text:p>
          </table:table-cell>
          <table:table-cell office:value-type="float" office:value="889.334051425581" calcext:value-type="float">
            <text:p>889.33</text:p>
          </table:table-cell>
          <table:table-cell office:value-type="float" office:value="265.611895641136" calcext:value-type="float">
            <text:p>265.61</text:p>
          </table:table-cell>
          <table:table-cell table:number-columns-repeated="2" office:value-type="float" office:value="917.309653874924" calcext:value-type="float">
            <text:p>917.31</text:p>
          </table:table-cell>
          <table:table-cell office:value-type="float" office:value="1.6" calcext:value-type="float">
            <text:p>1.6</text:p>
          </table:table-cell>
          <table:table-cell office:value-type="float" office:value="-9.81" calcext:value-type="float">
            <text:p>-9.81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2" office:value-type="float" office:value="170584317.457508" calcext:value-type="float">
            <text:p>1.71E+08</text:p>
          </table:table-cell>
          <table:table-cell table:style-name="ce2" office:value-type="float" office:value="149847019.297299" calcext:value-type="float">
            <text:p>1.50E+08</text:p>
          </table:table-cell>
          <table:table-cell table:style-name="ce2" office:value-type="float" office:value="160336651.996413" calcext:value-type="float">
            <text:p>1.60E+08</text:p>
          </table:table-cell>
          <table:table-cell table:style-name="ce2" office:value-type="float" office:value="163049008.359646" calcext:value-type="float">
            <text:p>1.63E+08</text:p>
          </table:table-cell>
          <table:table-cell table:style-name="ce2" office:value-type="float" office:value="137122445.961817" calcext:value-type="float">
            <text:p>1.37E+08</text:p>
          </table:table-cell>
          <table:table-cell table:style-name="ce2" office:value-type="float" office:value="145902725.558232" calcext:value-type="float">
            <text:p>1.46E+08</text:p>
          </table:table-cell>
          <table:table-cell office:value-type="float" office:value="-8.49" calcext:value-type="float">
            <text:p>-8.49</text:p>
          </table:table-cell>
          <table:table-cell office:value-type="float" office:value="-4.42" calcext:value-type="float">
            <text:p>-4.4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411" calcext:value-type="float">
            <text:p>411</text:p>
          </table:table-cell>
          <table:table-cell office:value-type="float" office:value="3980" calcext:value-type="float">
            <text:p>3980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2" office:value-type="float" office:value="239026808.335532" calcext:value-type="float">
            <text:p>2.39E+08</text:p>
          </table:table-cell>
          <table:table-cell table:style-name="ce2" office:value-type="float" office:value="89041553.2492722" calcext:value-type="float">
            <text:p>8.90E+07</text:p>
          </table:table-cell>
          <table:table-cell table:style-name="ce2" office:value-type="float" office:value="130987427.31089" calcext:value-type="float">
            <text:p>1.31E+08</text:p>
          </table:table-cell>
          <table:table-cell table:style-name="ce2" office:value-type="float" office:value="557474286.738559" calcext:value-type="float">
            <text:p>5.57E+08</text:p>
          </table:table-cell>
          <table:table-cell table:style-name="ce2" office:value-type="float" office:value="55014629.5770338" calcext:value-type="float">
            <text:p>5.50E+07</text:p>
          </table:table-cell>
          <table:table-cell table:style-name="ce2" office:value-type="float" office:value="90423484.5229162" calcext:value-type="float">
            <text:p>9.04E+07</text:p>
          </table:table-cell>
          <table:table-cell office:value-type="float" office:value="-38.21" calcext:value-type="float">
            <text:p>-38.21</text:p>
          </table:table-cell>
          <table:table-cell office:value-type="float" office:value="133.23" calcext:value-type="float">
            <text:p>133.23</text:p>
          </table:table-cell>
          <table:table-cell office:value-type="float" office:value="-30.97" calcext:value-type="float">
            <text:p>-30.97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72" calcext:value-type="float">
            <text:p>172</text:p>
          </table:table-cell>
          <table:table-cell office:value-type="float" office:value="2306" calcext:value-type="float">
            <text:p>2306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2" office:value-type="float" office:value="21109938.9898699" calcext:value-type="float">
            <text:p>2.11E+07</text:p>
          </table:table-cell>
          <table:table-cell table:style-name="ce2" office:value-type="float" office:value="39485587.2581403" calcext:value-type="float">
            <text:p>3.95E+07</text:p>
          </table:table-cell>
          <table:table-cell table:style-name="ce2" office:value-type="float" office:value="38603588.3719694" calcext:value-type="float">
            <text:p>3.86E+07</text:p>
          </table:table-cell>
          <table:table-cell table:style-name="ce2" office:value-type="float" office:value="35667057.0759571" calcext:value-type="float">
            <text:p>3.57E+07</text:p>
          </table:table-cell>
          <table:table-cell table:number-columns-repeated="2" table:style-name="ce2" office:value-type="float" office:value="41142643.5061881" calcext:value-type="float">
            <text:p>4.11E+07</text:p>
          </table:table-cell>
          <table:table-cell office:value-type="float" office:value="4.2" calcext:value-type="float">
            <text:p>4.2</text:p>
          </table:table-cell>
          <table:table-cell office:value-type="float" office:value="68.96" calcext:value-type="float">
            <text:p>68.96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9722782600811" calcext:value-type="float">
            <text:p>1.9</text:p>
          </table:table-cell>
          <table:table-cell table:number-columns-repeated="2" office:value-type="float" office:value="0.948613913004057" calcext:value-type="float">
            <text:p>0.95</text:p>
          </table:table-cell>
          <table:table-cell office:value-type="float" office:value="-2.08" calcext:value-type="float">
            <text:p>-2.08</text:p>
          </table:table-cell>
          <table:table-cell office:value-type="float" office:value="95.84" calcext:value-type="float">
            <text:p>95.84</text:p>
          </table:table-cell>
          <table:table-cell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55" calcext:value-type="float">
            <text:p>55</text:p>
          </table:table-cell>
          <table:table-cell office:value-type="float" office:value="3214" calcext:value-type="float">
            <text:p>321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5420040.85440439" calcext:value-type="float">
            <text:p>5420040.85</text:p>
          </table:table-cell>
          <table:table-cell table:style-name="ce2" office:value-type="float" office:value="17901532.9992444" calcext:value-type="float">
            <text:p>1.79E+07</text:p>
          </table:table-cell>
          <table:table-cell table:style-name="ce2" office:value-type="float" office:value="13341899.8796629" calcext:value-type="float">
            <text:p>1.33E+07</text:p>
          </table:table-cell>
          <table:table-cell office:value-type="float" office:value="9176229.91770153" calcext:value-type="float">
            <text:p>9176229.92</text:p>
          </table:table-cell>
          <table:table-cell table:style-name="ce2" office:value-type="float" office:value="22746962.9009226" calcext:value-type="float">
            <text:p>2.27E+07</text:p>
          </table:table-cell>
          <table:table-cell table:style-name="ce2" office:value-type="float" office:value="19774473.615613" calcext:value-type="float">
            <text:p>1.98E+07</text:p>
          </table:table-cell>
          <table:table-cell office:value-type="float" office:value="27.07" calcext:value-type="float">
            <text:p>27.07</text:p>
          </table:table-cell>
          <table:table-cell office:value-type="float" office:value="69.3" calcext:value-type="float">
            <text:p>69.3</text:p>
          </table:table-cell>
          <table:table-cell office:value-type="float" office:value="48.21" calcext:value-type="float">
            <text:p>48.21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666" calcext:value-type="float">
            <text:p>666</text:p>
          </table:table-cell>
          <table:table-cell office:value-type="float" office:value="1353" calcext:value-type="float">
            <text:p>13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2" office:value-type="float" office:value="24720310.9901752" calcext:value-type="float">
            <text:p>2.47E+07</text:p>
          </table:table-cell>
          <table:table-cell office:value-type="float" office:value="96877.2155302625" calcext:value-type="float">
            <text:p>96877.22</text:p>
          </table:table-cell>
          <table:table-cell office:value-type="float" office:value="4169120.14369561" calcext:value-type="float">
            <text:p>4169120.14</text:p>
          </table:table-cell>
          <table:table-cell table:style-name="ce2" office:value-type="float" office:value="17559394.9589727" calcext:value-type="float">
            <text:p>1.76E+07</text:p>
          </table:table-cell>
          <table:table-cell office:value-type="float" office:value="212489.80903774" calcext:value-type="float">
            <text:p>212489.81</text:p>
          </table:table-cell>
          <table:table-cell office:value-type="float" office:value="5626166.17749394" calcext:value-type="float">
            <text:p>5626166.18</text:p>
          </table:table-cell>
          <table:table-cell office:value-type="float" office:value="119.34" calcext:value-type="float">
            <text:p>119.34</text:p>
          </table:table-cell>
          <table:table-cell office:value-type="float" office:value="-28.97" calcext:value-type="float">
            <text:p>-28.97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48613913004057" calcext:value-type="float">
            <text:p>0.95</text:p>
          </table:table-cell>
          <table:table-cell table:number-columns-repeated="3" office:value-type="float" office:value="-2.08" calcext:value-type="float">
            <text:p>-2.08</text:p>
          </table:table-cell>
          <table:table-cell office:value-type="string" calcext:value-type="string">
            <text:p>uniq_users</text:p>
          </table:table-cell>
          <table:table-cell office:value-type="float" office:value="1233" calcext:value-type="float">
            <text:p>1233</text:p>
          </table:table-cell>
          <table:table-cell office:value-type="float" office:value="3716" calcext:value-type="float">
            <text:p>3716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8:41:00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8S</meta:editing-duration>
    <meta:editing-cycles>3</meta:editing-cycles>
    <meta:generator>LibreOffice/5.4.2.2$Windows_x86 LibreOffice_project/22b09f6418e8c2d508a9eaf86b2399209b0990f4</meta:generator>
    <dc:date>2019-10-31T18:43:56.253000000</dc:date>
    <meta:document-statistic meta:table-count="2" meta:cell-count="2154" meta:object-count="0"/>
    <meta:user-defined meta:name="Info 1"/>
    <meta:user-defined meta:name="Info 2"/>
    <meta:user-defined meta:name="Info 3"/>
    <meta:user-defined meta:name="Info 4"/>
  </office:meta>
</office:document-meta>
</file>